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9pt"/>
    </style:style>
    <style:style style:name="co2" style:family="table-column">
      <style:table-column-properties fo:break-before="auto" style:column-width="70.16pt"/>
    </style:style>
    <style:style style:name="co3" style:family="table-column">
      <style:table-column-properties fo:break-before="auto" style:column-width="85.44pt"/>
    </style:style>
    <style:style style:name="co4" style:family="table-column">
      <style:table-column-properties fo:break-before="auto" style:column-width="83.34pt"/>
    </style:style>
    <style:style style:name="co5" style:family="table-column">
      <style:table-column-properties fo:break-before="auto" style:column-width="68.06pt"/>
    </style:style>
    <style:style style:name="co6" style:family="table-column">
      <style:table-column-properties fo:break-before="auto" style:column-width="84.76pt"/>
    </style:style>
    <style:style style:name="co7" style:family="table-column">
      <style:table-column-properties fo:break-before="auto" style:column-width="51.39pt"/>
    </style:style>
    <style:style style:name="ro1" style:family="table-row">
      <style:table-row-properties style:row-height="15.76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15.76pt" fo:break-before="auto" style:use-optimal-row-height="false"/>
    </style:style>
    <style:style style:name="ta1" style:family="table" style:master-page-name="PageStyle_5f_Products">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pplier">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3">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3">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3">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3">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d3935"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100">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23"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5"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6"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table-cell table:style-name="ce1" office:value-type="string" calcext:value-type="string">
            <text:p>Product ID</text:p>
          </table:table-cell>
          <table:table-cell table:style-name="ce1" office:value-type="string" calcext:value-type="string">
            <text:p>Hình ảnh</text:p>
          </table:table-cell>
          <table:table-cell table:style-name="ce1" office:value-type="string" calcext:value-type="string">
            <text:p>Tên</text:p>
          </table:table-cell>
          <table:table-cell table:style-name="ce1" office:value-type="string" calcext:value-type="string">
            <text:p>Tham chiếu</text:p>
          </table:table-cell>
          <table:table-cell table:style-name="ce1" office:value-type="string" calcext:value-type="string">
            <text:p>Danh mục</text:p>
          </table:table-cell>
          <table:table-cell table:style-name="ce6" office:value-type="string" calcext:value-type="string">
            <text:p>Nhà cung cấp</text:p>
          </table:table-cell>
          <table:table-cell table:style-name="ce12" office:value-type="string" calcext:value-type="string">
            <text:p>Giá (chưa thuế.)</text:p>
          </table:table-cell>
          <table:table-cell table:style-name="ce12" office:value-type="string" calcext:value-type="string">
            <text:p>Giá (bao gồm thuế)</text:p>
          </table:table-cell>
          <table:table-cell table:style-name="ce1" office:value-type="string" calcext:value-type="string">
            <text:p>Số lượng</text:p>
          </table:table-cell>
          <table:table-cell table:style-name="ce1" office:value-type="string" calcext:value-type="string">
            <text:p>Trạng thái</text:p>
          </table:table-cell>
          <table:table-cell table:style-name="ce1" office:value-type="string" calcext:value-type="string">
            <text:p>Mô tả</text:p>
          </table:table-cell>
          <table:table-cell table:style-name="ce17" office:value-type="string" calcext:value-type="string">
            <text:p>Mô tả chi tiết</text:p>
          </table:table-cell>
          <table:table-cell table:style-name="ce18" office:value-type="string" calcext:value-type="string">
            <text:p>Số lượng</text:p>
          </table:table-cell>
          <table:table-cell table:style-name="ce20" office:value-type="string" calcext:value-type="string">
            <text:p>Số lượng tối thiểu</text:p>
          </table:table-cell>
          <table:table-cell table:style-name="ce1" office:value-type="string" calcext:value-type="string">
            <text:p>Vị trí</text:p>
          </table:table-cell>
          <table:table-cell table:style-name="ce2"/>
          <table:table-cell table:number-columns-repeated="1008"/>
        </table:table-row>
        <table:table-row table:style-name="ro2">
          <table:table-cell table:style-name="ce1" office:value-type="float" office:value="1" calcext:value-type="float">
            <text:p>1</text:p>
          </table:table-cell>
          <table:table-cell table:style-name="ce3" table:formula="of:=[.O2] &amp;&quot;,&quot; &amp; [.P2]" office:value-type="string" office:string-value="https://thumbor-gc.tomandco.uk/unsafe/513x616/filters:upscale():fill(white)/https://www.toppstiles.co.uk/static/media/catalog/product/g/r/grasmere_v1.jp,https://thumbor-gc.tomandco.uk/unsafe/513x616/filters:upscale():fill(white)/https://www.toppstiles.co.uk/static/media/catalog/product/k/i/kielder_r1.jpg" calcext:value-type="string">
            <text:p>https://thumbor-gc.tomandco.uk/unsafe/513x616/filters:upscale():fill(white)/https://www.toppstiles.co.uk/static/media/catalog/product/g/r/grasmere_v1.jp,https://thumbor-gc.tomandco.uk/unsafe/513x616/filters:upscale():fill(white)/https://www.toppstiles.co.uk/static/media/catalog/product/k/i/kielder_r1.jpg</text:p>
          </table:table-cell>
          <table:table-cell table:style-name="ce4" office:value-type="string" calcext:value-type="string">
            <text:p>Grasmere Rigid Core Luxury Vinyl Tile</text:p>
          </table:table-cell>
          <table:table-cell table:style-name="ce1" office:value-type="string" calcext:value-type="string">
            <text:p>CERA-01</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00000" calcext:value-type="float">
            <text:p>200,000</text:p>
          </table:table-cell>
          <table:table-cell table:style-name="ce12" table:formula="of:=[.G2]+([.G2]*10%)" office:value-type="float" office:value="220000" calcext:value-type="float">
            <text:p>220,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g/r/grasmere_v1.jpg" xlink:type="simple">https://thumbor-gc.tomandco.uk/unsafe/513x616/filters:upscale():fill(white)/https://www.toppstiles.co.uk/static/media/catalog/product/g/r/grasmere_v1.jp</text:a></text:p>
          </table:table-cell>
          <table:table-cell table:style-name="ce3"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2">
          <table:table-cell table:style-name="ce1" office:value-type="float" office:value="2" calcext:value-type="float">
            <text:p>2</text:p>
          </table:table-cell>
          <table:table-cell table:style-name="ce3" table:formula="of:=[.O3] &amp;&quot;,&quot; &amp; [.P3]" office:value-type="string" office:string-value="https://thumbor-gc.tomandco.uk/unsafe/513x616/filters:upscale():fill(white)/https://www.toppstiles.co.uk/static/media/catalog/product/a/s/ashdown_v1.jpg,https://thumbor-gc.tomandco.uk/unsafe/513x616/filters:upscale():fill(white)/https://www.toppstiles.co.uk/static/media/catalog/product/a/s/ashdown_r1.jpg" calcext:value-type="string">
            <text:p>https://thumbor-gc.tomandco.uk/unsafe/513x616/filters:upscale():fill(white)/https://www.toppstiles.co.uk/static/media/catalog/product/a/s/ashdown_v1.jpg,https://thumbor-gc.tomandco.uk/unsafe/513x616/filters:upscale():fill(white)/https://www.toppstiles.co.uk/static/media/catalog/product/a/s/ashdown_r1.jpg</text:p>
          </table:table-cell>
          <table:table-cell table:style-name="ce4" office:value-type="string" calcext:value-type="string">
            <text:p>Ashdown Rigid Core Luxury Vinyl Tile</text:p>
          </table:table-cell>
          <table:table-cell table:style-name="ce1" office:value-type="string" calcext:value-type="string">
            <text:p>CERA-02</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190000" calcext:value-type="float">
            <text:p>190,000</text:p>
          </table:table-cell>
          <table:table-cell table:style-name="ce12" table:formula="of:=[.G3]+([.G3]*10%)" office:value-type="float" office:value="209000" calcext:value-type="float">
            <text:p>209,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a/s/ashdown_v1.jpg" xlink:type="simple">https://thumbor-gc.tomandco.uk/unsafe/513x616/filters:upscale():fill(white)/https://www.toppstiles.co.uk/static/media/catalog/product/a/s/ashdown_v1.jpg</text:a></text:p>
          </table:table-cell>
          <table:table-cell table:style-name="ce21" office:value-type="string" calcext:value-type="string">
            <text:p><text:a xlink:href="https://thumbor-gc.tomandco.uk/unsafe/513x616/filters:upscale():fill(white)/https://www.toppstiles.co.uk/static/media/catalog/product/a/s/ashdown_r1.jpg" xlink:type="simple">https://thumbor-gc.tomandco.uk/unsafe/513x616/filters:upscale():fill(white)/https://www.toppstiles.co.uk/static/media/catalog/product/a/s/ashdown_r1.jpg</text:a></text:p>
          </table:table-cell>
          <table:table-cell table:number-columns-repeated="1008"/>
        </table:table-row>
        <table:table-row table:style-name="ro3">
          <table:table-cell table:style-name="ce1" office:value-type="float" office:value="3" calcext:value-type="float">
            <text:p>3</text:p>
          </table:table-cell>
          <table:table-cell table:style-name="ce3" table:formula="of:=[.O4] &amp;&quot;,&quot; &amp; [.P4]" office:value-type="string" office:string-value="https://thumbor-gc.tomandco.uk/unsafe/513x616/filters:upscale():fill(white)/https://www.toppstiles.co.uk/static/media/catalog/product/u/n/untitled-1_1_1.jpg,https://thumbor-gc.tomandco.uk/unsafe/513x616/filters:upscale():fill(white)/https://www.toppstiles.co.uk/static/media/catalog/product/k/i/kielder_r1.jpg" calcext:value-type="string">
            <text:p>https://thumbor-gc.tomandco.uk/unsafe/513x616/filters:upscale():fill(white)/https://www.toppstiles.co.uk/static/media/catalog/product/u/n/untitled-1_1_1.jpg,https://thumbor-gc.tomandco.uk/unsafe/513x616/filters:upscale():fill(white)/https://www.toppstiles.co.uk/static/media/catalog/product/k/i/kielder_r1.jpg</text:p>
          </table:table-cell>
          <table:table-cell table:style-name="ce4" office:value-type="string" calcext:value-type="string">
            <text:p>Kielder Rigid Core Luxury Vinyl Tile</text:p>
          </table:table-cell>
          <table:table-cell table:style-name="ce1" office:value-type="string" calcext:value-type="string">
            <text:p>CERA-03</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50000" calcext:value-type="float">
            <text:p>250,000</text:p>
          </table:table-cell>
          <table:table-cell table:style-name="ce12" table:formula="of:=[.G4]+([.G4]*10%)" office:value-type="float" office:value="275000" calcext:value-type="float">
            <text:p>27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Brown</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u/n/untitled-1_1_1.jpg" xlink:type="simple">https://thumbor-gc.tomandco.uk/unsafe/513x616/filters:upscale():fill(white)/https://www.toppstiles.co.uk/static/media/catalog/product/u/n/untitled-1_1_1.jpg</text:a></text:p>
          </table:table-cell>
          <table:table-cell table:style-name="ce21"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4">
          <table:table-cell table:style-name="ce1" office:value-type="float" office:value="4" calcext:value-type="float">
            <text:p>4</text:p>
          </table:table-cell>
          <table:table-cell table:style-name="ce3" table:formula="of:=[.O5] &amp;&quot;,&quot; &amp; [.P5]" office:value-type="string" office:string-value="https://thumbor-gc.tomandco.uk/unsafe/513x616/filters:upscale():fill(white)/https://www.toppstiles.co.uk/static/media/catalog/product/p/a/parson_v1.jpg,https://thumbor-gc.tomandco.uk/unsafe/513x616/filters:upscale():fill(white)/https://www.toppstiles.co.uk/static/media/catalog/product/p/a/parson_r1.jpg" calcext:value-type="string">
            <text:p>https://thumbor-gc.tomandco.uk/unsafe/513x616/filters:upscale():fill(white)/https://www.toppstiles.co.uk/static/media/catalog/product/p/a/parson_v1.jpg,https://thumbor-gc.tomandco.uk/unsafe/513x616/filters:upscale():fill(white)/https://www.toppstiles.co.uk/static/media/catalog/product/p/a/parson_r1.jpg</text:p>
          </table:table-cell>
          <table:table-cell table:style-name="ce4" office:value-type="string" calcext:value-type="string">
            <text:p>Parson Rigid Core Luxury Vinyl Tile</text:p>
          </table:table-cell>
          <table:table-cell table:style-name="ce1" office:value-type="string" calcext:value-type="string">
            <text:p>CERA-04</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50000" calcext:value-type="float">
            <text:p>250,000</text:p>
          </table:table-cell>
          <table:table-cell table:style-name="ce12" table:formula="of:=[.G5]+([.G5]*10%)" office:value-type="float" office:value="275000" calcext:value-type="float">
            <text:p>27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Cream</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p/a/parson_v1.jpg" xlink:type="simple">https://thumbor-gc.tomandco.uk/unsafe/513x616/filters:upscale():fill(white)/https://www.toppstiles.co.uk/static/media/catalog/product/p/a/parson_v1.jpg</text:a></text:p>
          </table:table-cell>
          <table:table-cell table:style-name="ce21" office:value-type="string" calcext:value-type="string">
            <text:p><text:a xlink:href="https://thumbor-gc.tomandco.uk/unsafe/513x616/filters:upscale():fill(white)/https://www.toppstiles.co.uk/static/media/catalog/product/p/a/parson_r1.jpg" xlink:type="simple">https://thumbor-gc.tomandco.uk/unsafe/513x616/filters:upscale():fill(white)/https://www.toppstiles.co.uk/static/media/catalog/product/p/a/parson_r1.jpg</text:a></text:p>
          </table:table-cell>
          <table:table-cell table:number-columns-repeated="1008"/>
        </table:table-row>
        <table:table-row table:style-name="ro5">
          <table:table-cell table:style-name="ce1" office:value-type="float" office:value="5" calcext:value-type="float">
            <text:p>5</text:p>
          </table:table-cell>
          <table:table-cell table:style-name="ce3" table:formula="of:=[.O6] &amp;&quot;,&quot; &amp; [.P6]" office:value-type="string" office:string-value="https://thumbor-gc.tomandco.uk/unsafe/513x616/filters:upscale():fill(white)/https://www.toppstiles.co.uk/static/media/catalog/product/c/a/632147_henley-ice-tile_3.jpg,https://thumbor-gc.tomandco.uk/unsafe/513x616/filters:upscale():fill(white)/https://www.toppstiles.co.uk/static/media/catalog/product/h/e/henley_ice.png" calcext:value-type="string">
            <text:p>https://thumbor-gc.tomandco.uk/unsafe/513x616/filters:upscale():fill(white)/https://www.toppstiles.co.uk/static/media/catalog/product/c/a/632147_henley-ice-tile_3.jpg,https://thumbor-gc.tomandco.uk/unsafe/513x616/filters:upscale():fill(white)/https://www.toppstiles.co.uk/static/media/catalog/product/h/e/henley_ice.png</text:p>
          </table:table-cell>
          <table:table-cell table:style-name="ce4" office:value-type="string" calcext:value-type="string">
            <text:p>Henley™ Ice Tile</text:p>
          </table:table-cell>
          <table:table-cell table:style-name="ce1" office:value-type="string" calcext:value-type="string">
            <text:p>CERA-05</text:p>
          </table:table-cell>
          <table:table-cell table:style-name="ce5" office:value-type="string" calcext:value-type="string">
            <text:p>Ceramic</text:p>
          </table:table-cell>
          <table:table-cell table:style-name="ce8" office:value-type="string" calcext:value-type="string">
            <text:p>Henley</text:p>
          </table:table-cell>
          <table:table-cell table:style-name="ce13" office:value-type="float" office:value="180000" calcext:value-type="float">
            <text:p>180,000</text:p>
          </table:table-cell>
          <table:table-cell table:style-name="ce12" table:formula="of:=[.G6]+([.G6]*10%)" office:value-type="float" office:value="198000" calcext:value-type="float">
            <text:p>198,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6"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Blue, Patterned, Multicoloured</text:p>
            <text:p>Tile Surface:                Floor, Wall</text:p>
            <text:p>Tile Size:                      45cm x 45cm Square</text:p>
            <text:p>Tile Depth (cm):          1.05</text:p>
            <text:p>Weight (kg):                 4</text:p>
          </table:table-cell>
          <table:table-cell table:style-name="ce19" office:value-type="float" office:value="250" calcext:value-type="float">
            <text:p>25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2147_henley-ice-tile_3.jpg" xlink:type="simple">https://thumbor-gc.tomandco.uk/unsafe/513x616/filters:upscale():fill(white)/https://www.toppstiles.co.uk/static/media/catalog/product/c/a/632147_henley-ice-tile_3.jpg</text:a></text:p>
          </table:table-cell>
          <table:table-cell table:style-name="ce21" office:value-type="string" calcext:value-type="string">
            <text:p><text:a xlink:href="https://thumbor-gc.tomandco.uk/unsafe/513x616/filters:upscale():fill(white)/https://www.toppstiles.co.uk/static/media/catalog/product/h/e/henley_ice.png" xlink:type="simple">https://thumbor-gc.tomandco.uk/unsafe/513x616/filters:upscale():fill(white)/https://www.toppstiles.co.uk/static/media/catalog/product/h/e/henley_ice.png</text:a></text:p>
          </table:table-cell>
          <table:table-cell table:number-columns-repeated="1008"/>
        </table:table-row>
        <table:table-row table:style-name="ro6">
          <table:table-cell table:style-name="ce1" office:value-type="float" office:value="6" calcext:value-type="float">
            <text:p>6</text:p>
          </table:table-cell>
          <table:table-cell table:style-name="ce3" table:formula="of:=[.O7] &amp;&quot;,&quot; &amp; [.P7]" office:value-type="string" office:string-value="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 calcext:value-type="string">
            <text:p>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text:p>
          </table:table-cell>
          <table:table-cell table:style-name="ce4" office:value-type="string" calcext:value-type="string">
            <text:p>Henley™ Warm Tile</text:p>
          </table:table-cell>
          <table:table-cell table:style-name="ce1" office:value-type="string" calcext:value-type="string">
            <text:p>CERA-06</text:p>
          </table:table-cell>
          <table:table-cell table:style-name="ce5" office:value-type="string" calcext:value-type="string">
            <text:p>Ceramic</text:p>
          </table:table-cell>
          <table:table-cell table:style-name="ce8" office:value-type="string" calcext:value-type="string">
            <text:p>Henley</text:p>
          </table:table-cell>
          <table:table-cell table:style-name="ce13" office:value-type="float" office:value="180000" calcext:value-type="float">
            <text:p>180,000</text:p>
          </table:table-cell>
          <table:table-cell table:style-name="ce12" table:formula="of:=[.G7]+([.G7]*10%)" office:value-type="float" office:value="198000" calcext:value-type="float">
            <text:p>198,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Orange, Patterned, Multicoloured</text:p>
            <text:p>Tile Surface:                Floor, Wall</text:p>
            <text:p>Tile Size:                      45cm x 45cm Square</text:p>
            <text:p>Tile Depth (cm):          0.9</text:p>
            <text:p>Weight (kg):                 3.996</text:p>
          </table:table-cell>
          <table:table-cell table:style-name="ce19" office:value-type="float" office:value="250" calcext:value-type="float">
            <text:p>25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811490_henley-warm-tile_4.jpg" xlink:type="simple">https://thumbor-gc.tomandco.uk/unsafe/513x616/filters:upscale():fill(white)/https://www.toppstiles.co.uk/static/media/catalog/product/c/a/811490_henley-warm-tile_4.jpg</text:a></text:p>
          </table:table-cell>
          <table:table-cell table:style-name="ce21" office:value-type="string" calcext:value-type="string">
            <text:p><text:a xlink:href="https://thumbor-gc.tomandco.uk/unsafe/513x616/filters:upscale():fill(white)/https://www.toppstiles.co.uk/static/media/catalog/product/c/a/811490_henley-warm-tile_livingroom_floor_3.jpg" xlink:type="simple">https://thumbor-gc.tomandco.uk/unsafe/513x616/filters:upscale():fill(white)/https://www.toppstiles.co.uk/static/media/catalog/product/c/a/811490_henley-warm-tile_livingroom_floor_3.jpg</text:a></text:p>
          </table:table-cell>
          <table:table-cell table:number-columns-repeated="1008"/>
        </table:table-row>
        <table:table-row table:style-name="ro6">
          <table:table-cell table:style-name="ce1" office:value-type="float" office:value="7" calcext:value-type="float">
            <text:p>7</text:p>
          </table:table-cell>
          <table:table-cell table:style-name="ce3" table:formula="of:=[.O8] &amp;&quot;,&quot; &amp; [.P8]" office:value-type="string" office:string-value="https://thumbor-gc.tomandco.uk/unsafe/513x612/filters:upscale():fill(white)/https://www.toppstiles.co.uk/static/media/catalog/product/c/a/633034_brixton-tile_6.jpg,https://thumbor-gc.tomandco.uk/unsafe/513x616/filters:upscale():fill(white)/https://www.toppstiles.co.uk/static/media/catalog/product/c/a/633034_brixton-tile_bathroom_floor_4.jpg" calcext:value-type="string">
            <text:p>https://thumbor-gc.tomandco.uk/unsafe/513x612/filters:upscale():fill(white)/https://www.toppstiles.co.uk/static/media/catalog/product/c/a/633034_brixton-tile_6.jpg,https://thumbor-gc.tomandco.uk/unsafe/513x616/filters:upscale():fill(white)/https://www.toppstiles.co.uk/static/media/catalog/product/c/a/633034_brixton-tile_bathroom_floor_4.jpg</text:p>
          </table:table-cell>
          <table:table-cell table:style-name="ce4" office:value-type="string" calcext:value-type="string">
            <text:p>Brixton Tile</text:p>
          </table:table-cell>
          <table:table-cell table:style-name="ce1" office:value-type="string" calcext:value-type="string">
            <text:p>CERA-07</text:p>
          </table:table-cell>
          <table:table-cell table:style-name="ce5" office:value-type="string" calcext:value-type="string">
            <text:p>Porcelain</text:p>
          </table:table-cell>
          <table:table-cell table:style-name="ce9" office:value-type="string" calcext:value-type="string">
            <text:p>Brixton</text:p>
          </table:table-cell>
          <table:table-cell table:style-name="ce13" office:value-type="float" office:value="270000" calcext:value-type="float">
            <text:p>270,000</text:p>
          </table:table-cell>
          <table:table-cell table:style-name="ce12" table:formula="of:=[.G8]+([.G8]*10%)" office:value-type="float" office:value="297000" calcext:value-type="float">
            <text:p>297,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is dramatic monochrome tile creates instant impact with bold geometric diamonds. Soften the graphic lines with textured furnishings, painted wood and accessories.</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Black, Multicoloured, White, Patterned</text:p>
            <text:p>Tile Surface:                Floor, Wall</text:p>
            <text:p>Tile Size:                      45cm x 45cm Square</text:p>
            <text:p>Tile Depth (cm):          1.05</text:p>
            <text:p>Weight (kg):                 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2/filters:upscale():fill(white)/https://www.toppstiles.co.uk/static/media/catalog/product/c/a/633034_brixton-tile_6.jpg" xlink:type="simple">https://thumbor-gc.tomandco.uk/unsafe/513x612/filters:upscale():fill(white)/https://www.toppstiles.co.uk/static/media/catalog/product/c/a/633034_brixton-tile_6.jpg</text:a></text:p>
          </table:table-cell>
          <table:table-cell table:style-name="ce21" office:value-type="string" calcext:value-type="string">
            <text:p><text:a xlink:href="https://thumbor-gc.tomandco.uk/unsafe/513x616/filters:upscale():fill(white)/https://www.toppstiles.co.uk/static/media/catalog/product/c/a/633034_brixton-tile_bathroom_floor_4.jpg" xlink:type="simple">https://thumbor-gc.tomandco.uk/unsafe/513x616/filters:upscale():fill(white)/https://www.toppstiles.co.uk/static/media/catalog/product/c/a/633034_brixton-tile_bathroom_floor_4.jpg</text:a></text:p>
          </table:table-cell>
          <table:table-cell table:number-columns-repeated="1008"/>
        </table:table-row>
        <table:table-row table:style-name="ro4">
          <table:table-cell table:style-name="ce1" office:value-type="float" office:value="8" calcext:value-type="float">
            <text:p>8</text:p>
          </table:table-cell>
          <table:table-cell table:style-name="ce3" table:formula="of:=[.O9] &amp;&quot;,&quot; &amp; [.P9]" office:value-type="string" office:string-value="https://cdn.webshopapp.com/shops/285805/files/307499141/450x450x2/luxury-tiles-calacatta-matt-white-marble-effect-po.jpg,https://cdn.webshopapp.com/shops/285805/files/307499144/luxury-tiles-calacatta-matt-white-marble-effect-po.jpg" calcext:value-type="string">
            <text:p>https://cdn.webshopapp.com/shops/285805/files/307499141/450x450x2/luxury-tiles-calacatta-matt-white-marble-effect-po.jpg,https://cdn.webshopapp.com/shops/285805/files/307499144/luxury-tiles-calacatta-matt-white-marble-effect-po.jpg</text:p>
          </table:table-cell>
          <table:table-cell table:style-name="ce4" office:value-type="string" calcext:value-type="string">
            <text:p>Calacatta Matt White Marble Effect Porcelain Tile</text:p>
          </table:table-cell>
          <table:table-cell table:style-name="ce1" office:value-type="string" calcext:value-type="string">
            <text:p>CERA-08</text:p>
          </table:table-cell>
          <table:table-cell table:style-name="ce5" office:value-type="string" calcext:value-type="string">
            <text:p>Porcelain</text:p>
          </table:table-cell>
          <table:table-cell table:style-name="ce8" office:value-type="string" calcext:value-type="string">
            <text:p>Matt</text:p>
          </table:table-cell>
          <table:table-cell table:style-name="ce13" office:value-type="float" office:value="169000" calcext:value-type="float">
            <text:p>169,000</text:p>
          </table:table-cell>
          <table:table-cell table:style-name="ce12" table:formula="of:=[.G9]+([.G9]*10%)" office:value-type="float" office:value="185900" calcext:value-type="float">
            <text:p>185,9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Luxury tiles offers an inspiration from the famous marbles found in the Carrara region of Tuscany, Italy, this Matt version of the Calacatta porcelain tile has an alternative to the high gloss variety. The smooth silk matt surface adds a softness to the finish but does not detract from that classical timeless appearance. Ideal for large and smaller floors alike, the lighter shades create areas of roomy spaciousness ideal for both contemporary and classical interiors. Ideal for use in any room of the home, this hard wearing porcelain tile is fantastic in kitchens, hallways, bathrooms and conservatories. A very popular design to use when tiling entire floors in the home as the subtle tones offer of interior design options. Suitable with underfloor heating.</text:p>
          </table:table-cell>
          <table:table-cell table:style-name="ce16" office:value-type="string" calcext:value-type="string">
            <text:p>Height:                                    800</text:p>
            <text:p>Width:                                     800</text:p>
            <text:p>Tiles Per Box:                                2</text:p>
            <text:p>Colour:                                   White</text:p>
            <text:p>Thickness (mm):                         11.0</text:p>
            <text:p>Tiles per square meter        1.56</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cdn.webshopapp.com/shops/285805/files/307499141/450x450x2/luxury-tiles-calacatta-matt-white-marble-effect-po.jpg" xlink:type="simple">https://cdn.webshopapp.com/shops/285805/files/307499141/450x450x2/luxury-tiles-calacatta-matt-white-marble-effect-po.jpg</text:a></text:p>
          </table:table-cell>
          <table:table-cell table:style-name="ce21" office:value-type="string" calcext:value-type="string">
            <text:p><text:a xlink:href="https://cdn.webshopapp.com/shops/285805/files/307499144/luxury-tiles-calacatta-matt-white-marble-effect-po.jpg" xlink:type="simple">https://cdn.webshopapp.com/shops/285805/files/307499144/luxury-tiles-calacatta-matt-white-marble-effect-po.jpg</text:a></text:p>
          </table:table-cell>
          <table:table-cell table:number-columns-repeated="1008"/>
        </table:table-row>
        <table:table-row table:style-name="ro3">
          <table:table-cell table:style-name="ce1" office:value-type="float" office:value="9" calcext:value-type="float">
            <text:p>9</text:p>
          </table:table-cell>
          <table:table-cell table:style-name="ce3" table:formula="of:=[.O10] &amp;&quot;,&quot; &amp; [.P10]" office:value-type="string" office:string-value="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 calcext:value-type="string">
            <text:p>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text:p>
          </table:table-cell>
          <table:table-cell table:style-name="ce4" office:value-type="string" calcext:value-type="string">
            <text:p>Hartley™ Old Red Tile</text:p>
          </table:table-cell>
          <table:table-cell table:style-name="ce1" office:value-type="string" calcext:value-type="string">
            <text:p>CERA-09</text:p>
          </table:table-cell>
          <table:table-cell table:style-name="ce5" office:value-type="string" calcext:value-type="string">
            <text:p>Porcelain</text:p>
          </table:table-cell>
          <table:table-cell table:style-name="ce8" office:value-type="string" calcext:value-type="string">
            <text:p>Hartley</text:p>
          </table:table-cell>
          <table:table-cell table:style-name="ce13" office:value-type="float" office:value="185000" calcext:value-type="float">
            <text:p>185,000</text:p>
          </table:table-cell>
          <table:table-cell table:style-name="ce12" table:formula="of:=[.G10]+([.G10]*10%)" office:value-type="float" office:value="203500" calcext:value-type="float">
            <text:p>203,5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Resembling brickwork from Tribeca, Manhattan, the Hartley™ tile lends your space a stylish industrial look that's infused with a sense of luxurious modern living. The name is inspired by the former Hartley jam factory in South East London, now an upscale residential complex. A versatile choice, these matt rectangular porcelain tiles can be used inside and outside, on floors as well as walls.</text:p>
          </table:table-cell>
          <table:table-cell table:style-name="ce16" office:value-type="string" calcext:value-type="string">
            <text:p>Product Colour:          Red</text:p>
            <text:p>Tile Surface:                Floor, Wall</text:p>
            <text:p>Tile Size:                      25cm x 6cm Rectangular</text:p>
            <text:p>Tile Depth (cm):          1</text:p>
            <text:p>Weight (kg):                 0.31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2/filters:upscale():fill(white)/https://www.toppstiles.co.uk/static/media/catalog/product/c/a/633196_hartley-old-red-tile_11.jpg" xlink:type="simple">https://thumbor-gc.tomandco.uk/unsafe/513x612/filters:upscale():fill(white)/https://www.toppstiles.co.uk/static/media/catalog/product/c/a/633196_hartley-old-red-tile_11.jpg</text:a></text:p>
          </table:table-cell>
          <table:table-cell table:style-name="ce21" office:value-type="string" calcext:value-type="string">
            <text:p><text:a xlink:href="https://thumbor-gc.tomandco.uk/unsafe/513x616/filters:upscale():fill(white)/https://www.toppstiles.co.uk/static/media/catalog/product/c/a/633196_hartley-old-red-tile_hallway_floor_3.jpg" xlink:type="simple">https://thumbor-gc.tomandco.uk/unsafe/513x616/filters:upscale():fill(white)/https://www.toppstiles.co.uk/static/media/catalog/product/c/a/633196_hartley-old-red-tile_hallway_floor_3.jpg</text:a></text:p>
          </table:table-cell>
          <table:table-cell table:number-columns-repeated="1008"/>
        </table:table-row>
        <table:table-row table:style-name="ro7">
          <table:table-cell table:style-name="ce1" office:value-type="float" office:value="10" calcext:value-type="float">
            <text:p>10</text:p>
          </table:table-cell>
          <table:table-cell table:style-name="ce3" table:formula="of:=[.O11] &amp;&quot;,&quot; &amp; [.P11]" office:value-type="string" office:string-value="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 calcext:value-type="string">
            <text:p>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text:p>
          </table:table-cell>
          <table:table-cell table:style-name="ce4" office:value-type="string" calcext:value-type="string">
            <text:p>Tekno™ Bone Tile</text:p>
          </table:table-cell>
          <table:table-cell table:style-name="ce1" office:value-type="string" calcext:value-type="string">
            <text:p>CERA-10</text:p>
          </table:table-cell>
          <table:table-cell table:style-name="ce5" office:value-type="string" calcext:value-type="string">
            <text:p>Porcelain</text:p>
          </table:table-cell>
          <table:table-cell table:style-name="ce8" office:value-type="string" calcext:value-type="string">
            <text:p>Tekno</text:p>
          </table:table-cell>
          <table:table-cell table:style-name="ce13" office:value-type="float" office:value="180000" calcext:value-type="float">
            <text:p>180,000</text:p>
          </table:table-cell>
          <table:table-cell table:style-name="ce12" table:formula="of:=[.G11]+([.G11]*10%)" office:value-type="float" office:value="198000" calcext:value-type="float">
            <text:p>198,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In a muted shade, the concrete look of the rectangular Tekno™ bone tile evokes the aesthetic of NYC skyscrapers. The city's skyline has continued to rise since the 1850s, when mass manufactured steel was combined with concrete to create New York's urban architecture. With their industrial appearance and restful light cream colour, these rectangular matt tiles will add a subtle take on a metropolitan look into your home. The range includes tonal variations, so no two pieces are alike. Please note that these tiles shouldn't be placed in wet rooms.</text:p>
          </table:table-cell>
          <table:table-cell table:style-name="ce16" office:value-type="string" calcext:value-type="string">
            <text:p>Product Colour:          Cream</text:p>
            <text:p>Tile Surface:                Floor, Wall</text:p>
            <text:p>Tile Size:                      60cm x 30cm Rectangular</text:p>
            <text:p>Tile Depth (cm):          0.8</text:p>
            <text:p>Weight (kg):                 3.42</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853_tekno-bone-tile_6.jpg" xlink:type="simple">https://thumbor-gc.tomandco.uk/unsafe/513x616/filters:upscale():fill(white)/https://www.toppstiles.co.uk/static/media/catalog/product/c/a/633853_tekno-bone-tile_6.jpg</text:a></text:p>
          </table:table-cell>
          <table:table-cell table:style-name="ce21" office:value-type="string" calcext:value-type="string">
            <text:p><text:a xlink:href="https://thumbor-gc.tomandco.uk/unsafe/1154x577/filters:upscale():fill(white)/https://www.toppstiles.co.uk/static/uploads/2019/05/BTC_Hartley.jpg" xlink:type="simple">https://thumbor-gc.tomandco.uk/unsafe/513x616/filters:upscale():fill(white)/https://www.toppstiles.co.uk/static/media/catalog/product/c/a/633853_tekno-bone-tile_kitchen_floor_3.jpg</text:a></text:p>
          </table:table-cell>
          <table:table-cell table:number-columns-repeated="1008"/>
        </table:table-row>
        <table:table-row table:style-name="ro5">
          <table:table-cell table:style-name="ce1" office:value-type="float" office:value="11" calcext:value-type="float">
            <text:p>11</text:p>
          </table:table-cell>
          <table:table-cell table:style-name="ce3" table:formula="of:=[.O12] &amp;&quot;,&quot; &amp; [.P12]" office:value-type="string" office:string-value="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 calcext:value-type="string">
            <text:p>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text:p>
          </table:table-cell>
          <table:table-cell table:style-name="ce4" office:value-type="string" calcext:value-type="string">
            <text:p>Enis™ Grey Slate Tile</text:p>
          </table:table-cell>
          <table:table-cell table:style-name="ce1" office:value-type="string" calcext:value-type="string">
            <text:p>CERA-11</text:p>
          </table:table-cell>
          <table:table-cell table:style-name="ce5" office:value-type="string" calcext:value-type="string">
            <text:p>Mosaic</text:p>
          </table:table-cell>
          <table:table-cell table:style-name="ce10" office:value-type="string" calcext:value-type="string">
            <text:p>Enis</text:p>
          </table:table-cell>
          <table:table-cell table:style-name="ce13" office:value-type="float" office:value="200000" calcext:value-type="float">
            <text:p>200,000</text:p>
          </table:table-cell>
          <table:table-cell table:style-name="ce12" table:formula="of:=[.G12]+([.G12]*10%)" office:value-type="float" office:value="220000" calcext:value-type="float">
            <text:p>220,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Whether you’re a fan of light, muted neutrals, or dark, dramatic texture, slate effect tiles are ideal for bridging the style gap between minimalism and industrialism. The subtle colour variation helps soften more architectural edges and when used in a larger format, helps create a smooth transition between rooms and even interior styles.</text:p>
          </table:table-cell>
          <table:table-cell table:style-name="ce16" office:value-type="string" calcext:value-type="string">
            <text:p>Product Colour:          Grey</text:p>
            <text:p>Tile Surface:                Floor, Wall</text:p>
            <text:p>Tile Size:                      59.5cm x 59.5cm Square</text:p>
            <text:p>Tile Depth (cm):          0.9</text:p>
            <text:p>Weight (kg):                 7.7</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5565-enis-grey-slate-_10mm_-60x60-v3.jpg" xlink:type="simple">https://thumbor-gc.tomandco.uk/unsafe/513x616/filters:upscale():fill(white)/https://www.toppstiles.co.uk/static/media/catalog/product/7/0/705565-enis-grey-slate-_10mm_-60x60-v3.jpg</text:a></text:p>
          </table:table-cell>
          <table:table-cell table:style-name="ce21" office:value-type="string" calcext:value-type="string">
            <text:p><text:a xlink:href="https://thumbor-gc.tomandco.uk/unsafe/513x616/filters:upscale():fill(white)/https://www.toppstiles.co.uk/static/media/catalog/product/7/0/705564-enis-black-_10mm_-60x60-v1_1.jpg" xlink:type="simple">https://thumbor-gc.tomandco.uk/unsafe/513x616/filters:upscale():fill(white)/https://www.toppstiles.co.uk/static/media/catalog/product/7/0/705564-enis-black-_10mm_-60x60-v1_1.jpg</text:a></text:p>
          </table:table-cell>
          <table:table-cell table:number-columns-repeated="1008"/>
        </table:table-row>
        <table:table-row table:style-name="ro8">
          <table:table-cell table:style-name="ce1" office:value-type="float" office:value="12" calcext:value-type="float">
            <text:p>12</text:p>
          </table:table-cell>
          <table:table-cell table:style-name="ce3" table:formula="of:=[.O13] &amp;&quot;,&quot; &amp; [.P13]"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4" office:value-type="string" calcext:value-type="string">
            <text:p>Cubis Vanilla Grey Polished Mosaic Tile</text:p>
          </table:table-cell>
          <table:table-cell table:style-name="ce1" office:value-type="string" calcext:value-type="string">
            <text:p>CERA-12</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50000" calcext:value-type="float">
            <text:p>150,000</text:p>
          </table:table-cell>
          <table:table-cell table:style-name="ce12" table:formula="of:=[.G13]+([.G13]*10%)" office:value-type="float" office:value="165000" calcext:value-type="float">
            <text:p>165,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6" office:value-type="string" calcext:value-type="string">
            <text:p>Product Colour:          Cream</text:p>
            <text:p>Tile Surface:                Floor, Wall</text:p>
            <text:p>Tile Size:                      34cm x 29.4cm Rectangular</text:p>
            <text:p>Tile Depth (cm):          0.94</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1"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8">
          <table:table-cell table:style-name="ce1" office:value-type="float" office:value="13" calcext:value-type="float">
            <text:p>13</text:p>
          </table:table-cell>
          <table:table-cell table:style-name="ce3" table:formula="of:=[.O14] &amp;&quot;,&quot; &amp; [.P14]" office:value-type="string" office:string-value="https://thumbor-gc.tomandco.uk/unsafe/513x616/filters:upscale():fill(white)/https://www.toppstiles.co.uk/static/media/catalog/product/7/1/714338.jpg,https://thumbor-gc.tomandco.uk/unsafe/513x616/filters:upscale():fill(white)/https://www.toppstiles.co.uk/static/media/catalog/product/6/3/631704_1.jpg" calcext:value-type="string">
            <text:p>https://thumbor-gc.tomandco.uk/unsafe/513x616/filters:upscale():fill(white)/https://www.toppstiles.co.uk/static/media/catalog/product/7/1/714338.jpg,https://thumbor-gc.tomandco.uk/unsafe/513x616/filters:upscale():fill(white)/https://www.toppstiles.co.uk/static/media/catalog/product/6/3/631704_1.jpg</text:p>
          </table:table-cell>
          <table:table-cell table:style-name="ce4" office:value-type="string" calcext:value-type="string">
            <text:p>Cubis Vanilla Grey Matt Mosaic Tile</text:p>
          </table:table-cell>
          <table:table-cell table:style-name="ce1" office:value-type="string" calcext:value-type="string">
            <text:p>CERA-13</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14]+([.G14]*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 Regal® smoke polished tile features a modern glossy finish, transforming the look of your interior walls and floors. Exclusive to Topps Tiles, it sports a clean square design and deep grey colour. Pair this porcelain tile with coordinating trims, thresholds and grouts from the Regal® range, available in a subtle palette of neutral hues and various finishes.</text:p>
          </table:table-cell>
          <table:table-cell table:style-name="ce16" office:value-type="string" calcext:value-type="string">
            <text:p>Product Colour:          Cream</text:p>
            <text:p>Tile Surface:                Floor, Wall</text:p>
            <text:p>Tile Size:                      34cm x 29.4cm Rectangular</text:p>
            <text:p>Tile Depth (cm):          1.07</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8.jpg" xlink:type="simple">https://thumbor-gc.tomandco.uk/unsafe/513x616/filters:upscale():fill(white)/https://www.toppstiles.co.uk/static/media/catalog/product/7/1/714338.jpg</text:a></text:p>
          </table:table-cell>
          <table:table-cell table:style-name="ce21" office:value-type="string" calcext:value-type="string">
            <text:p><text:a xlink:href="https://thumbor-gc.tomandco.uk/unsafe/513x616/filters:upscale():fill(white)/https://www.toppstiles.co.uk/static/media/catalog/product/6/3/631704_1.jpg" xlink:type="simple">https://thumbor-gc.tomandco.uk/unsafe/513x616/filters:upscale():fill(white)/https://www.toppstiles.co.uk/static/media/catalog/product/6/3/631704_1.jpg</text:a></text:p>
          </table:table-cell>
          <table:table-cell table:number-columns-repeated="1008"/>
        </table:table-row>
        <table:table-row table:style-name="ro7">
          <table:table-cell table:style-name="ce1" office:value-type="float" office:value="14" calcext:value-type="float">
            <text:p>14</text:p>
          </table:table-cell>
          <table:table-cell table:style-name="ce3" table:formula="of:=[.O15] &amp;&quot;,&quot; &amp; [.P15]" office:value-type="string" office:string-value="https://thumbor-gc.tomandco.uk/unsafe/513x616/filters:upscale():fill(white)/https://www.toppstiles.co.uk/static/media/catalog/product/6/4/641353.jpg,https://thumbor-gc.tomandco.uk/unsafe/513x616/filters:upscale():fill(white)/https://www.toppstiles.co.uk/static/media/catalog/product/s/m/smoke-kitchen_1.jpg" calcext:value-type="string">
            <text:p>https://thumbor-gc.tomandco.uk/unsafe/513x616/filters:upscale():fill(white)/https://www.toppstiles.co.uk/static/media/catalog/product/6/4/641353.jpg,https://thumbor-gc.tomandco.uk/unsafe/513x616/filters:upscale():fill(white)/https://www.toppstiles.co.uk/static/media/catalog/product/s/m/smoke-kitchen_1.jpg</text:p>
          </table:table-cell>
          <table:table-cell table:style-name="ce4" office:value-type="string" calcext:value-type="string">
            <text:p>Etched Smoke Tile</text:p>
          </table:table-cell>
          <table:table-cell table:style-name="ce1" office:value-type="string" calcext:value-type="string">
            <text:p>CERA-14</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40000" calcext:value-type="float">
            <text:p>140,000</text:p>
          </table:table-cell>
          <table:table-cell table:style-name="ce12" table:formula="of:=[.G15]+([.G15]*10%)" office:value-type="float" office:value="154000" calcext:value-type="float">
            <text:p>154,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Exclusive to Topps Tiles, the Regal® etched smoke tile in neutral grey tones features a sophisticated geometric design, which is created using a technique similar to stone engraving. The top layer of each porcelain tile is removed in a unique pattern, leaving a surface that combines a polished gloss finish with tactile design elements. The bold geometric design of these tiles can be paired with contrasting tiles in the Regal® range to create an eye-catching look that fuses vintage and modern styles. Coordinating trims, thresholds and grouts will help you create a variety of design themes. This range is pre-sealed and should be treated similarly to our existing polished porcelain tiles.</text:p>
          </table:table-cell>
          <table:table-cell table:style-name="ce16" office:value-type="string" calcext:value-type="string">
            <text:p>Product Colour:          Grey</text:p>
            <text:p>Tile Surface:                Wall</text:p>
            <text:p>Tile Size:                      60cm x 29.7cm Rectangular</text:p>
            <text:p>Tile Depth (cm):          0.95</text:p>
            <text:p>Weight (kg):                 3.3</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4/641353.jpg" xlink:type="simple">https://thumbor-gc.tomandco.uk/unsafe/513x616/filters:upscale():fill(white)/https://www.toppstiles.co.uk/static/media/catalog/product/6/4/641353.jpg</text:a></text:p>
          </table:table-cell>
          <table:table-cell table:style-name="ce21" office:value-type="string" calcext:value-type="string">
            <text:p><text:a xlink:href="https://thumbor-gc.tomandco.uk/unsafe/513x616/filters:upscale():fill(white)/https://www.toppstiles.co.uk/static/media/catalog/product/s/m/smoke-kitchen_1.jpg" xlink:type="simple">https://thumbor-gc.tomandco.uk/unsafe/513x616/filters:upscale():fill(white)/https://www.toppstiles.co.uk/static/media/catalog/product/s/m/smoke-kitchen_1.jpg</text:a></text:p>
          </table:table-cell>
          <table:table-cell table:number-columns-repeated="1008"/>
        </table:table-row>
        <table:table-row table:style-name="ro1">
          <table:table-cell table:style-name="ce1" office:value-type="float" office:value="15" calcext:value-type="float">
            <text:p>15</text:p>
          </table:table-cell>
          <table:table-cell table:style-name="ce3" table:formula="of:=[.O16] &amp;&quot;,&quot; &amp; [.P16]" office:value-type="string" office:string-value="https://thumbor-gc.tomandco.uk/unsafe/513x616/filters:upscale():fill(white)/https://www.toppstiles.co.uk/static/media/catalog/product/7/0/708638_1.jpg,https://thumbor-gc.tomandco.uk/unsafe/513x616/filters:upscale():fill(white)/https://www.toppstiles.co.uk/static/media/catalog/product/8/1/811628-cgi.jpg" calcext:value-type="string">
            <text:p>https://thumbor-gc.tomandco.uk/unsafe/513x616/filters:upscale():fill(white)/https://www.toppstiles.co.uk/static/media/catalog/product/7/0/708638_1.jpg,https://thumbor-gc.tomandco.uk/unsafe/513x616/filters:upscale():fill(white)/https://www.toppstiles.co.uk/static/media/catalog/product/8/1/811628-cgi.jpg</text:p>
          </table:table-cell>
          <table:table-cell table:style-name="ce4" office:value-type="string" calcext:value-type="string">
            <text:p>Grey Polished Tile</text:p>
          </table:table-cell>
          <table:table-cell table:style-name="ce1" office:value-type="string" calcext:value-type="string">
            <text:p>CERA-15</text:p>
          </table:table-cell>
          <table:table-cell table:style-name="ce5" office:value-type="string" calcext:value-type="string">
            <text:p>Glass</text:p>
          </table:table-cell>
          <table:table-cell table:style-name="ce10" office:value-type="string" calcext:value-type="string">
            <text:p>Regal®</text:p>
          </table:table-cell>
          <table:table-cell table:style-name="ce13" office:value-type="float" office:value="150000" calcext:value-type="float">
            <text:p>150,000</text:p>
          </table:table-cell>
          <table:table-cell table:style-name="ce12" table:formula="of:=[.G16]+([.G16]*10%)" office:value-type="float" office:value="165000" calcext:value-type="float">
            <text:p>165,000</text:p>
          </table:table-cell>
          <table:table-cell table:style-name="ce1" office:value-type="float" office:value="900" calcext:value-type="float">
            <text:p>900</text:p>
          </table:table-cell>
          <table:table-cell table:style-name="ce1" office:value-type="float" office:value="0" calcext:value-type="float">
            <text:p>0</text:p>
          </table:table-cell>
          <table:table-cell table:style-name="ce16" office:value-type="string" calcext:value-type="string">
            <text:p>Our exclusive Regal® grey polished tiles can be used on floors, walls and stove surrounds, making them the perfect way to create a seamless finish. Made from porcelain, a strong, durable and versatile material, these glossy square tiles have an air of classic elegance. They are sealed during manufacture, allowing you to install them without the need for additional sealing before or immediately after fixing.</text:p>
          </table:table-cell>
          <table:table-cell table:style-name="ce16" office:value-type="string" calcext:value-type="string">
            <text:p>Product Colour:                        Grey</text:p>
            <text:p>Tile Surface:                              Floor, Wall</text:p>
            <text:p>Tile Size:                                    60cm x 60cm Square</text:p>
            <text:p>Tile Depth (cm):                        0.95</text:p>
            <text:p>Weight (kg):                               7</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8638_1.jpg" xlink:type="simple">https://thumbor-gc.tomandco.uk/unsafe/513x616/filters:upscale():fill(white)/https://www.toppstiles.co.uk/static/media/catalog/product/7/0/708638_1.jpg</text:a></text:p>
          </table:table-cell>
          <table:table-cell table:style-name="ce21" office:value-type="string" calcext:value-type="string">
            <text:p><text:a xlink:href="https://thumbor-gc.tomandco.uk/unsafe/513x616/filters:upscale():fill(white)/https://www.toppstiles.co.uk/static/media/catalog/product/8/1/811628-cgi.jpg" xlink:type="simple">https://thumbor-gc.tomandco.uk/unsafe/513x616/filters:upscale():fill(white)/https://www.toppstiles.co.uk/static/media/catalog/product/8/1/811628-cgi.jpg</text:a></text:p>
          </table:table-cell>
          <table:table-cell table:number-columns-repeated="1008"/>
        </table:table-row>
        <table:table-row table:style-name="ro1">
          <table:table-cell table:style-name="ce1" office:value-type="float" office:value="16" calcext:value-type="float">
            <text:p>16</text:p>
          </table:table-cell>
          <table:table-cell table:style-name="ce3" table:formula="of:=[.O17] &amp;&quot;,&quot; &amp; [.P17]" office:value-type="string" office:string-value="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 calcext:value-type="string">
            <text:p>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text:p>
          </table:table-cell>
          <table:table-cell table:style-name="ce4" office:value-type="string" calcext:value-type="string">
            <text:p>Speculo™ Rose Tile</text:p>
          </table:table-cell>
          <table:table-cell table:style-name="ce1" office:value-type="string" calcext:value-type="string">
            <text:p>CERA-16</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160000" calcext:value-type="float">
            <text:p>160,000</text:p>
          </table:table-cell>
          <table:table-cell table:style-name="ce12" table:formula="of:=[.G17]+([.G17]*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Add a soft pink hue to your walls with the Speculo™ rose tile, exclusive to Topps Tiles. This glossy design features a delicate lustre that shimmers in natural light, creating depth and a modern feel. Made from polished glass, the Speculo™ tile showcases a contemporary twist on the brick shape and is aptly named after the Latin word for glass.</text:p>
          </table:table-cell>
          <table:table-cell table:style-name="ce16" office:value-type="string" calcext:value-type="string">
            <text:p>Product Colour:                        Pink</text:p>
            <text:p>Tile Surface:                              Wall</text:p>
            <text:p>Tile Size:                                    20cm x 10cm Rectangular</text:p>
            <text:p>Tile Depth (cm):                        0.8</text:p>
            <text:p>Weight (kg):                               0.394</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367_speculo-rose-tile_3.jpg" xlink:type="simple">https://thumbor-gc.tomandco.uk/unsafe/513x616/filters:upscale():fill(white)/https://www.toppstiles.co.uk/static/media/catalog/product/c/a/634367_speculo-rose-tile_3.jpg</text:a></text:p>
          </table:table-cell>
          <table:table-cell table:style-name="ce21" office:value-type="string" calcext:value-type="string">
            <text:p><text:a xlink:href="https://thumbor-gc.tomandco.uk/unsafe/513x616/filters:upscale():fill(white)/https://www.toppstiles.co.uk/static/media/catalog/product/c/a/634367_speculo-rose-tile_bathroom_wall_2.jpg" xlink:type="simple">https://thumbor-gc.tomandco.uk/unsafe/513x616/filters:upscale():fill(white)/https://www.toppstiles.co.uk/static/media/catalog/product/c/a/634367_speculo-rose-tile_bathroom_wall_2.jpg</text:a></text:p>
          </table:table-cell>
          <table:table-cell table:number-columns-repeated="1008"/>
        </table:table-row>
        <table:table-row table:style-name="ro1">
          <table:table-cell table:style-name="ce1" office:value-type="float" office:value="17" calcext:value-type="float">
            <text:p>17</text:p>
          </table:table-cell>
          <table:table-cell table:style-name="ce3" table:formula="of:=[.O18] &amp;&quot;,&quot; &amp; [.P18]" office:value-type="string" office:string-value="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 calcext:value-type="string">
            <text:p>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text:p>
          </table:table-cell>
          <table:table-cell table:style-name="ce4" office:value-type="string" calcext:value-type="string">
            <text:p>Speculo™ Mist Tile</text:p>
          </table:table-cell>
          <table:table-cell table:style-name="ce1" office:value-type="string" calcext:value-type="string">
            <text:p>CERA-17</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170000" calcext:value-type="float">
            <text:p>170,000</text:p>
          </table:table-cell>
          <table:table-cell table:style-name="ce12" table:formula="of:=[.G18]+([.G18]*10%)" office:value-type="float" office:value="187000" calcext:value-type="float">
            <text:p>187,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esigned in a subtle grey, the Speculo™ mist tile is inspired by the Latin name for 'glass'. With a glossy finish and a hint of lustre, this neutral glass tile glistens in the natural light, adding depth to all manner of spaces. A contemporary update to the classic brick shape, this design can be precisely cut using a speed magnet cutter and a 6mm scoring wheel.</text:p>
          </table:table-cell>
          <table:table-cell table:style-name="ce16" office:value-type="string" calcext:value-type="string">
            <text:p>Product Colour:                        Grey</text:p>
            <text:p>Tile Surface:                              Wall</text:p>
            <text:p>Tile Size:                                    20cm x 10cm Rectangular</text:p>
            <text:p>Tile Depth (cm):                        0.8</text:p>
            <text:p>Weight (kg):                               0.394</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366_speculo-mist-tile_3.jpg" xlink:type="simple">https://thumbor-gc.tomandco.uk/unsafe/513x616/filters:upscale():fill(white)/https://www.toppstiles.co.uk/static/media/catalog/product/c/a/634366_speculo-mist-tile_3.jpg</text:a></text:p>
          </table:table-cell>
          <table:table-cell table:style-name="ce21" office:value-type="string" calcext:value-type="string">
            <text:p><text:a xlink:href="https://thumbor-gc.tomandco.uk/unsafe/513x616/filters:upscale():fill(white)/https://www.toppstiles.co.uk/static/media/catalog/product/c/a/634366_speculo-mist-tile_kitchen_wall_1.jpg" xlink:type="simple">https://thumbor-gc.tomandco.uk/unsafe/513x616/filters:upscale():fill(white)/https://www.toppstiles.co.uk/static/media/catalog/product/c/a/634366_speculo-mist-tile_kitchen_wall_1.jpg</text:a></text:p>
          </table:table-cell>
          <table:table-cell table:number-columns-repeated="1008"/>
        </table:table-row>
        <table:table-row table:style-name="ro1">
          <table:table-cell table:style-name="ce1" office:value-type="float" office:value="18" calcext:value-type="float">
            <text:p>18</text:p>
          </table:table-cell>
          <table:table-cell table:style-name="ce3" table:formula="of:=[.O19] &amp;&quot;,&quot; &amp; [.P19]" office:value-type="string" office:string-value="https://thumbor-gc.tomandco.uk/unsafe/513x616/filters:upscale():fill(white)/https://www.toppstiles.co.uk/static/media/catalog/product/c/a/630584_lynx_white_mix_mosaic_tile_2.jpg,https://thumbor-gc.tomandco.uk/unsafe/513x616/filters:upscale():fill(white)/https://www.toppstiles.co.uk/static/media/catalog/product/l/y/lynx_white.jpgg" calcext:value-type="string">
            <text:p>https://thumbor-gc.tomandco.uk/unsafe/513x616/filters:upscale():fill(white)/https://www.toppstiles.co.uk/static/media/catalog/product/c/a/630584_lynx_white_mix_mosaic_tile_2.jpg,https://thumbor-gc.tomandco.uk/unsafe/513x616/filters:upscale():fill(white)/https://www.toppstiles.co.uk/static/media/catalog/product/l/y/lynx_white.jpgg</text:p>
          </table:table-cell>
          <table:table-cell table:style-name="ce4" office:value-type="string" calcext:value-type="string">
            <text:p>Lynx White Mix Mosaic Tile</text:p>
          </table:table-cell>
          <table:table-cell table:style-name="ce1" office:value-type="string" calcext:value-type="string">
            <text:p>CERA-18</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200000" calcext:value-type="float">
            <text:p>200,000</text:p>
          </table:table-cell>
          <table:table-cell table:style-name="ce12" table:formula="of:=[.G19]+([.G19]*10%)" office:value-type="float" office:value="220000" calcext:value-type="float">
            <text:p>220,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Create an exquisite feature wall or streamlined splashback with these Lynx white mix mosaic tiles. The stunning light shades of the rectangular design are neutral in tone, so you can be confident that they'll sit well alongside most decorative schemes, adding a hint of refinement with their glossy finish.</text:p>
          </table:table-cell>
          <table:table-cell table:style-name="ce16" office:value-type="string" calcext:value-type="string">
            <text:p>Product Colour:                        White</text:p>
            <text:p>Tile Surface:                              Wall</text:p>
            <text:p>Tile Size:                                    30.6cm x 28.2cm Rectangular</text:p>
            <text:p>Tile Depth (cm):                        0.6</text:p>
            <text:p>Weight (kg):                               1.1</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0584_lynx_white_mix_mosaic_tile_2.jpg" xlink:type="simple">https://thumbor-gc.tomandco.uk/unsafe/513x616/filters:upscale():fill(white)/https://www.toppstiles.co.uk/static/media/catalog/product/c/a/630584_lynx_white_mix_mosaic_tile_2.jpg</text:a></text:p>
          </table:table-cell>
          <table:table-cell table:style-name="ce21" office:value-type="string" calcext:value-type="string">
            <text:p><text:a xlink:href="https://thumbor-gc.tomandco.uk/unsafe/513x616/filters:upscale():fill(white)/https://www.toppstiles.co.uk/static/media/catalog/product/l/y/lynx_white.jpg" xlink:type="simple">https://thumbor-gc.tomandco.uk/unsafe/513x616/filters:upscale():fill(white)/https://www.toppstiles.co.uk/static/media/catalog/product/l/y/lynx_white.jpgg</text:a></text:p>
          </table:table-cell>
          <table:table-cell table:number-columns-repeated="1008"/>
        </table:table-row>
        <table:table-row table:style-name="ro1">
          <table:table-cell table:style-name="ce1" office:value-type="float" office:value="19" calcext:value-type="float">
            <text:p>19</text:p>
          </table:table-cell>
          <table:table-cell table:style-name="ce3" table:formula="of:=[.O20] &amp;&quot;,&quot; &amp; [.P20]" office:value-type="string" office:string-value="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 calcext:value-type="string">
            <text:p>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text:p>
          </table:table-cell>
          <table:table-cell table:style-name="ce4" office:value-type="string" calcext:value-type="string">
            <text:p>Kew Midnight Mix Mosaic Brick Tile</text:p>
          </table:table-cell>
          <table:table-cell table:style-name="ce1" office:value-type="string" calcext:value-type="string">
            <text:p>CERA-19</text:p>
          </table:table-cell>
          <table:table-cell table:style-name="ce5" office:value-type="string" calcext:value-type="string">
            <text:p>Ceramic</text:p>
          </table:table-cell>
          <table:table-cell table:style-name="ce10" office:value-type="string" calcext:value-type="string">
            <text:p>Speculo</text:p>
          </table:table-cell>
          <table:table-cell table:style-name="ce13" office:value-type="float" office:value="220000" calcext:value-type="float">
            <text:p>220,000</text:p>
          </table:table-cell>
          <table:table-cell table:style-name="ce12" table:formula="of:=[.G20]+([.G20]*10%)" office:value-type="float" office:value="242000" calcext:value-type="float">
            <text:p>242,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With a combination of luxurious, pearlescent colours and sprinkles of darker tones, the Kew Midnight Mix mosaic brick tile creates a stunning feature wall. The brick effect in combination with the gloss finish is superb. You can also combine this multicoloured glass mosaic tile with ceramic or porcelain to create an eye-catching effect. </text:p>
          </table:table-cell>
          <table:table-cell table:style-name="ce16" office:value-type="string" calcext:value-type="string">
            <text:p>Product Colour:                        Grey, Multicoloured</text:p>
            <text:p>Tile Surface:                              Wall</text:p>
            <text:p>Tile Size:                                    32.2cm x 29.4cm Rectangular</text:p>
            <text:p>Tile Depth (cm):                        0.6</text:p>
            <text:p>Weight (kg):                               1</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769x923/filters:upscale():fill(white)/https://www.toppstiles.co.uk/static/media/catalog/product/c/a/811370_kew-midnight-mix-mosaic-brick-tile_2.jpg" xlink:type="simple">https://thumbor-gc.tomandco.uk/unsafe/769x923/filters:upscale():fill(white)/https://www.toppstiles.co.uk/static/media/catalog/product/c/a/811370_kew-midnight-mix-mosaic-brick-tile_2.jpg</text:a></text:p>
          </table:table-cell>
          <table:table-cell table:style-name="ce21" office:value-type="string" calcext:value-type="string">
            <text:p><text:a xlink:href="https://thumbor-gc.tomandco.uk/unsafe/769x923/filters:upscale():fill(white)/https://www.toppstiles.co.uk/static/media/catalog/product/c/a/811370_kew-midnight-mix-mosaic-brick-tile_bathroom_wall_1.jpg" xlink:type="simple">https://thumbor-gc.tomandco.uk/unsafe/769x923/filters:upscale():fill(white)/https://www.toppstiles.co.uk/static/media/catalog/product/c/a/811370_kew-midnight-mix-mosaic-brick-tile_bathroom_wall_1.jpg</text:a></text:p>
          </table:table-cell>
          <table:table-cell table:number-columns-repeated="1008"/>
        </table:table-row>
        <table:table-row table:style-name="ro1">
          <table:table-cell table:style-name="ce1" office:value-type="float" office:value="20" calcext:value-type="float">
            <text:p>20</text:p>
          </table:table-cell>
          <table:table-cell table:style-name="ce1" table:formula="of:=[.O21] &amp;&quot;,&quot; &amp; [.P21]" office:value-type="string" office:string-value="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10;https://thumbor-gc.tomandco.uk/unsafe/513x616/filters:upscale():fill(white)/https://www.toppstiles.co.uk/static/media/catalog/product/6/3/633027-cgi.jpg" calcext:value-type="string">
            <text:p>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text:p>
            <text:p>https://thumbor-gc.tomandco.uk/unsafe/513x616/filters:upscale():fill(white)/https://www.toppstiles.co.uk/static/media/catalog/product/6/3/633027-cgi.jpg</text:p>
          </table:table-cell>
          <table:table-cell table:style-name="ce4" office:value-type="string" calcext:value-type="string">
            <text:p>Powder Blue Tile</text:p>
          </table:table-cell>
          <table:table-cell table:style-name="ce1" office:value-type="string" calcext:value-type="string">
            <text:p>CERA-20</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40000" calcext:value-type="float">
            <text:p>240,000</text:p>
          </table:table-cell>
          <table:table-cell table:style-name="ce12" table:formula="of:=[.G21]+([.G21]*10%)" office:value-type="float" office:value="264000" calcext:value-type="float">
            <text:p>264,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6" office:value-type="string" calcext:value-type="string">
            <text:p>With their layered hues and tactile finish, these Attingham™ Mist Geometrics décor tiles lend a vintage feel to your living space. The subtle variation in shading is achieved by applying different amounts of glaze to each tile, and the relief effect is a result of using a reactive print. Each set of tiles contains five different geometric designs, allowing you to create a distinctive statement. Pair these grey tiles with designs from the main range to create a unique display.</text:p>
          </table:table-cell>
          <table:table-cell table:style-name="ce16" office:value-type="string" calcext:value-type="string">
            <text:p>Coverage Per Box:                      0.3m²</text:p>
            <text:p>Tiles Per Box:                              5</text:p>
            <text:p>Product Colour:                          Grey</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7_attingham-mist-geometrics-d%C3%A9cor-tile_3.jpg" xlink:type="simple">https://thumbor-gc.tomandco.uk/unsafe/513x616/filters:upscale():fill(white)/https://www.toppstiles.co.uk/static/media/catalog/product/c/a/633027_attingham-mist-geometrics-d%C3%A9cor-tile_3.jpg</text:a></text:p>
          </table:table-cell>
          <table:table-cell table:style-name="ce21" office:value-type="string" calcext:value-type="string">
            <text:p><text:a xlink:href="https://thumbor-gc.tomandco.uk/unsafe/513x616/filters:upscale():fill(white)/https://www.toppstiles.co.uk/static/media/catalog/product/c/a/633027_attingham-mist-geometrics-d%C3%A9cor-tile_4.jpg" xlink:type="simple">https://thumbor-gc.tomandco.uk/unsafe/513x616/filters:upscale():fill(white)/https://www.toppstiles.co.uk/static/media/catalog/product/c/a/633027_attingham-mist-geometrics-d%C3%A9cor-tile_4.jpg ; 
https://thumbor-gc.tomandco.uk/unsafe/513x616/filters:upscale():fill(white)/https://www.toppstiles.co.uk/static/media/catalog/product/6/3/633027-cgi.jpg</text:a></text:p>
          </table:table-cell>
          <table:table-cell table:number-columns-repeated="1008"/>
        </table:table-row>
        <table:table-row table:style-name="ro1">
          <table:table-cell table:style-name="ce1" office:value-type="float" office:value="21" calcext:value-type="float">
            <text:p>21</text:p>
          </table:table-cell>
          <table:table-cell table:style-name="ce1" table:formula="of:=[.O22] &amp;&quot;,&quot; &amp; [.P22]" office:value-type="string" office:string-value="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10;https://thumbor-gc.tomandco.uk/unsafe/513x616/filters:upscale():fill(white)/https://www.toppstiles.co.uk/static/media/catalog/product/6/3/633028-cgi.jpg" calcext:value-type="string">
            <text:p>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text:p>
            <text:p>https://thumbor-gc.tomandco.uk/unsafe/513x616/filters:upscale():fill(white)/https://www.toppstiles.co.uk/static/media/catalog/product/6/3/633028-cgi.jpg</text:p>
          </table:table-cell>
          <table:table-cell table:style-name="ce4" office:value-type="string" calcext:value-type="string">
            <text:p>Powder Blue Geometric Decor Tile</text:p>
          </table:table-cell>
          <table:table-cell table:style-name="ce1" office:value-type="string" calcext:value-type="string">
            <text:p>CERA-21</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40000" calcext:value-type="float">
            <text:p>240,000</text:p>
          </table:table-cell>
          <table:table-cell table:style-name="ce12" table:formula="of:=[.G22]+([.G22]*10%)" office:value-type="float" office:value="264000" calcext:value-type="float">
            <text:p>264,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For using 50/50 Brickbond and Stepladder laying patterns with Attingham tiles, we would recommend allowing 10% extra for cuts and breakages. Dry laying is also advised so that required adjustments can be made.</text:p>
          </table:table-cell>
          <table:table-cell table:style-name="ce16" office:value-type="string" calcext:value-type="string">
            <text:p>Coverage Per Box:                      0.3m²</text:p>
            <text:p>Tiles Per Box:                              5</text:p>
            <text:p>Product Colour:                          Blue</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8_attingham-powder-blue-geometric-d%C3%A9cor-tile_4.jpg" xlink:type="simple">https://thumbor-gc.tomandco.uk/unsafe/513x616/filters:upscale():fill(white)/https://www.toppstiles.co.uk/static/media/catalog/product/c/a/633028_attingham-powder-blue-geometric-d%C3%A9cor-tile_4.jpg</text:a></text:p>
          </table:table-cell>
          <table:table-cell table:style-name="ce21" office:value-type="string" calcext:value-type="string">
            <text:p><text:a xlink:href="https://thumbor-gc.tomandco.uk/unsafe/513x616/filters:upscale():fill(white)/https://www.toppstiles.co.uk/static/media/catalog/product/c/a/633028_attingham-powder-blue-geometric-d%C3%A9cor-tile_2.jpg" xlink:type="simple">https://thumbor-gc.tomandco.uk/unsafe/513x616/filters:upscale():fill(white)/https://www.toppstiles.co.uk/static/media/catalog/product/c/a/633028_attingham-powder-blue-geometric-d%C3%A9cor-tile_2.jpg ;
https://thumbor-gc.tomandco.uk/unsafe/513x616/filters:upscale():fill(white)/https://www.toppstiles.co.uk/static/media/catalog/product/6/3/633028-cgi.jpg</text:a></text:p>
          </table:table-cell>
          <table:table-cell table:number-columns-repeated="1008"/>
        </table:table-row>
        <table:table-row table:style-name="ro1">
          <table:table-cell table:style-name="ce1" office:value-type="float" office:value="22" calcext:value-type="float">
            <text:p>22</text:p>
          </table:table-cell>
          <table:table-cell table:style-name="ce3" table:formula="of:=[.O23] &amp;&quot;,&quot; &amp; [.P23]" office:value-type="string" office:string-value="https://thumbor-gc.tomandco.uk/unsafe/513x616/filters:upscale():fill(white)/https://www.toppstiles.co.uk/static/media/catalog/product/c/a/633029_attingham-powder-blue-tile_1.jpg,https://thumbor-gc.tomandco.uk/unsafe/513x616/filters:upscale():fill(white)/https://www.toppstiles.co.uk/static/media/catalog/product/6/3/633029-cgi.jpg" calcext:value-type="string">
            <text:p>https://thumbor-gc.tomandco.uk/unsafe/513x616/filters:upscale():fill(white)/https://www.toppstiles.co.uk/static/media/catalog/product/c/a/633029_attingham-powder-blue-tile_1.jpg,https://thumbor-gc.tomandco.uk/unsafe/513x616/filters:upscale():fill(white)/https://www.toppstiles.co.uk/static/media/catalog/product/6/3/633029-cgi.jpg</text:p>
          </table:table-cell>
          <table:table-cell table:style-name="ce4" office:value-type="string" calcext:value-type="string">
            <text:p>Powder Blue Tile</text:p>
          </table:table-cell>
          <table:table-cell table:style-name="ce1" office:value-type="string" calcext:value-type="string">
            <text:p>CERA-22</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20000" calcext:value-type="float">
            <text:p>220,000</text:p>
          </table:table-cell>
          <table:table-cell table:style-name="ce12" table:formula="of:=[.G23]+([.G23]*10%)" office:value-type="float" office:value="242000" calcext:value-type="float">
            <text:p>242,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vintage style Attingham™ powder blue ceramic tiles feature subtle colours and variations in shading, created by applying differing amounts of glaze to each tile. The aesthetic is popular with interior designers, and the range won Silver at the 2016 House Beautiful Awards. Opt for a coordinated look by pairing these blue tiles with the Attingham™ Geometrics décor tiles in a coordinating powder blue hue, which use a reactive print to create a relief effect.</text:p>
          </table:table-cell>
          <table:table-cell table:style-name="ce16" office:value-type="string" calcext:value-type="string">
            <text:p>Coverage Per Box:                      0.3m²</text:p>
            <text:p>Tiles Per Box:                              5</text:p>
            <text:p>Product Colour:                          Blue</text:p>
            <text:p>Tile Surface:                                Wall</text:p>
            <text:p>Tile Size:                                      40cm x 15cm Rectangular</text:p>
            <text:p>Tile Depth (cm):                         1</text:p>
            <text:p>Weight (kg):                                1.02</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9_attingham-powder-blue-tile_1.jpg" xlink:type="simple">https://thumbor-gc.tomandco.uk/unsafe/513x616/filters:upscale():fill(white)/https://www.toppstiles.co.uk/static/media/catalog/product/c/a/633029_attingham-powder-blue-tile_1.jpg</text:a></text:p>
          </table:table-cell>
          <table:table-cell table:style-name="ce21" office:value-type="string" calcext:value-type="string">
            <text:p><text:a xlink:href="https://thumbor-gc.tomandco.uk/unsafe/513x616/filters:upscale():fill(white)/https://www.toppstiles.co.uk/static/media/catalog/product/6/3/633029-cgi.jpg" xlink:type="simple">https://thumbor-gc.tomandco.uk/unsafe/513x616/filters:upscale():fill(white)/https://www.toppstiles.co.uk/static/media/catalog/product/6/3/633029-cgi.jpg</text:a></text:p>
          </table:table-cell>
          <table:table-cell table:number-columns-repeated="1008"/>
        </table:table-row>
        <table:table-row table:style-name="ro1">
          <table:table-cell table:style-name="ce1" office:value-type="float" office:value="23" calcext:value-type="float">
            <text:p>23</text:p>
          </table:table-cell>
          <table:table-cell table:style-name="ce1" table:formula="of:=[.O24] &amp;&quot;,&quot; &amp; [.P24]" office:value-type="string" office:string-value="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10;https://thumbor-gc.tomandco.uk/unsafe/513x616/filters:upscale():fill(white)/https://www.toppstiles.co.uk/static/media/catalog/product/a/t/attingham_seagrass_decor.png" calcext:value-type="string">
            <text:p>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text:p>
            <text:p>https://thumbor-gc.tomandco.uk/unsafe/513x616/filters:upscale():fill(white)/https://www.toppstiles.co.uk/static/media/catalog/product/a/t/attingham_seagrass_decor.png</text:p>
          </table:table-cell>
          <table:table-cell table:style-name="ce4" office:value-type="string" calcext:value-type="string">
            <text:p>Seagrass Geometric Decor Tile</text:p>
          </table:table-cell>
          <table:table-cell table:style-name="ce1" office:value-type="string" calcext:value-type="string">
            <text:p>CERA-23</text:p>
          </table:table-cell>
          <table:table-cell table:style-name="ce5" office:value-type="string" calcext:value-type="string">
            <text:p>Slate</text:p>
          </table:table-cell>
          <table:table-cell table:style-name="ce10" office:value-type="string" calcext:value-type="string">
            <text:p>Attingham</text:p>
          </table:table-cell>
          <table:table-cell table:style-name="ce13" office:value-type="float" office:value="250000" calcext:value-type="float">
            <text:p>250,000</text:p>
          </table:table-cell>
          <table:table-cell table:style-name="ce12" table:formula="of:=[.G24]+([.G24]*10%)" office:value-type="float" office:value="275000" calcext:value-type="float">
            <text:p>275,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ceramic Attingham™ Seagrass Geometric décor tiles will lend a vintage feel to almost any space. The unique variations in shading are created by applying the glaze in layers, and a reactive print is used to form a relief effect.</text:p>
            <text:p/>
            <text:p>For using 50/50 Brickbond and Stepladder laying patterns with Attingham tiles, we would recommend allowing 10% extra for cuts and breakages. Dry laying is also advised so that required adjustments can be made</text:p>
          </table:table-cell>
          <table:table-cell table:style-name="ce16" office:value-type="string" calcext:value-type="string">
            <text:p>Coverage Per Box:                      0.3m²</text:p>
            <text:p>Tiles Per Box:                              5</text:p>
            <text:p>Product Colour:                          Green</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6_attingham-seagrass-geometric-d%C3%A9cor-tile_5.jpg" xlink:type="simple">https://thumbor-gc.tomandco.uk/unsafe/513x616/filters:upscale():fill(white)/https://www.toppstiles.co.uk/static/media/catalog/product/c/a/633026_attingham-seagrass-geometric-d%C3%A9cor-tile_5.jpg</text:a></text:p>
          </table:table-cell>
          <table:table-cell table:style-name="ce21" office:value-type="string" calcext:value-type="string">
            <text:p><text:a xlink:href="https://thumbor-gc.tomandco.uk/unsafe/513x616/filters:upscale():fill(white)/https://www.toppstiles.co.uk/static/media/catalog/product/c/a/633026_attingham-seagrass-geometric-d%C3%A9cor-tile_3.jpg" xlink:type="simple">https://thumbor-gc.tomandco.uk/unsafe/513x616/filters:upscale():fill(white)/https://www.toppstiles.co.uk/static/media/catalog/product/c/a/633026_attingham-seagrass-geometric-d%C3%A9cor-tile_3.jpg ;
https://thumbor-gc.tomandco.uk/unsafe/513x616/filters:upscale():fill(white)/https://www.toppstiles.co.uk/static/media/catalog/product/a/t/attingham_seagrass_decor.png</text:a></text:p>
          </table:table-cell>
          <table:table-cell table:number-columns-repeated="1008"/>
        </table:table-row>
        <table:table-row table:style-name="ro1">
          <table:table-cell table:style-name="ce1" office:value-type="float" office:value="24" calcext:value-type="float">
            <text:p>24</text:p>
          </table:table-cell>
          <table:table-cell table:style-name="ce1" table:formula="of:=[.O25] &amp;&quot;,&quot; &amp; [.P25]" office:value-type="string" office:string-value="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10;https://thumbor-gc.tomandco.uk/unsafe/513x616/filters:upscale():fill(white)/https://www.toppstiles.co.uk/static/media/catalog/product/6/3/637009-cgi.jpg" calcext:value-type="string">
            <text:p>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text:p>
            <text:p>https://thumbor-gc.tomandco.uk/unsafe/513x616/filters:upscale():fill(white)/https://www.toppstiles.co.uk/static/media/catalog/product/6/3/637009-cgi.jpg</text:p>
          </table:table-cell>
          <table:table-cell table:style-name="ce4" office:value-type="string" calcext:value-type="string">
            <text:p>Black Slate Tile</text:p>
          </table:table-cell>
          <table:table-cell table:style-name="ce1" office:value-type="string" calcext:value-type="string">
            <text:p>CERA-24</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5]+([.G25]*10%)" office:value-type="float" office:value="231000" calcext:value-type="float">
            <text:p>231,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The Piscola range of tiles uses a variety of natural colours and textures that lend themselves to a cosy, country style aesthetic. This rectangular brushed slate tile in black will add a natural feel to your décor.</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Black</text:p>
            <text:p>Tile Surface:                   Floor, Wall</text:p>
            <text:p>Tile Size:                         60cm x 40cm Rectangular</text:p>
            <text:p>Tile Depth (cm):            1.2</text:p>
            <text:p>Weight (kg):                   8.25</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009_piscola_black_slate_tile_2.jpg" xlink:type="simple">https://thumbor-gc.tomandco.uk/unsafe/513x616/filters:upscale():fill(white)/https://www.toppstiles.co.uk/static/media/catalog/product/6/3/637009_piscola_black_slate_tile_2.jpg</text:a></text:p>
          </table:table-cell>
          <table:table-cell table:style-name="ce21" office:value-type="string" calcext:value-type="string">
            <text:p><text:a xlink:href="https://thumbor-gc.tomandco.uk/unsafe/513x616/filters:upscale():fill(white)/https://www.toppstiles.co.uk/static/media/catalog/product/6/3/637009_piscola_black_slate_tile_3.jpg" xlink:type="simple">https://thumbor-gc.tomandco.uk/unsafe/513x616/filters:upscale():fill(white)/https://www.toppstiles.co.uk/static/media/catalog/product/6/3/637009_piscola_black_slate_tile_3.jpg ;
https://thumbor-gc.tomandco.uk/unsafe/513x616/filters:upscale():fill(white)/https://www.toppstiles.co.uk/static/media/catalog/product/6/3/637009-cgi.jpg</text:a></text:p>
          </table:table-cell>
          <table:table-cell table:number-columns-repeated="1008"/>
        </table:table-row>
        <table:table-row table:style-name="ro1">
          <table:table-cell table:style-name="ce1" office:value-type="float" office:value="25" calcext:value-type="float">
            <text:p>25</text:p>
          </table:table-cell>
          <table:table-cell table:style-name="ce3" table:formula="of:=[.O26] &amp;&quot;,&quot; &amp; [.P26]" office:value-type="string" office:string-value="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 calcext:value-type="string">
            <text:p>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text:p>
          </table:table-cell>
          <table:table-cell table:style-name="ce4" office:value-type="string" calcext:value-type="string">
            <text:p>Grey Slate Tile</text:p>
          </table:table-cell>
          <table:table-cell table:style-name="ce1" office:value-type="string" calcext:value-type="string">
            <text:p>CERA-25</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00000" calcext:value-type="float">
            <text:p>200,000</text:p>
          </table:table-cell>
          <table:table-cell table:style-name="ce12" table:formula="of:=[.G26]+([.G26]*10%)" office:value-type="float" office:value="220000" calcext:value-type="float">
            <text:p>220,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Create a beautiful country style home with our Piscola range, which brings natural colours and a variety of textures together harmoniously. This brushed slate tile in grey can be used to add neutral tones to your room and create a sleek monochrome effect.</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Grey</text:p>
            <text:p>Tile Surface:                   Floor, Wall</text:p>
            <text:p>Tile Size:                         60cm x 40cm Rectangular</text:p>
            <text:p>Tile Depth (cm):            1.2</text:p>
            <text:p>Weight (kg):                   7.3</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103_piscola_grey_slate_tile_3.jpg" xlink:type="simple">https://thumbor-gc.tomandco.uk/unsafe/513x616/filters:upscale():fill(white)/https://www.toppstiles.co.uk/static/media/catalog/product/6/3/637103_piscola_grey_slate_tile_3.jpg</text:a></text:p>
          </table:table-cell>
          <table:table-cell table:style-name="ce21" office:value-type="string" calcext:value-type="string">
            <text:p><text:a xlink:href="https://thumbor-gc.tomandco.uk/unsafe/513x616/filters:upscale():fill(white)/https://www.toppstiles.co.uk/static/media/catalog/product/6/3/637103_piscola_grey_slate_tile_2.jpg" xlink:type="simple">https://thumbor-gc.tomandco.uk/unsafe/513x616/filters:upscale():fill(white)/https://www.toppstiles.co.uk/static/media/catalog/product/6/3/637103_piscola_grey_slate_tile_2.jpg</text:a></text:p>
          </table:table-cell>
          <table:table-cell table:number-columns-repeated="1008"/>
        </table:table-row>
        <table:table-row table:style-name="ro1">
          <table:table-cell table:style-name="ce1" office:value-type="float" office:value="26" calcext:value-type="float">
            <text:p>26</text:p>
          </table:table-cell>
          <table:table-cell table:style-name="ce3" table:formula="of:=[.O27] &amp;&quot;,&quot; &amp; [.P27]" office:value-type="string" office:string-value="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 calcext:value-type="string">
            <text:p>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text:p>
          </table:table-cell>
          <table:table-cell table:style-name="ce4" office:value-type="string" calcext:value-type="string">
            <text:p>MultiColour Modular Slate Tile</text:p>
          </table:table-cell>
          <table:table-cell table:style-name="ce1" office:value-type="string" calcext:value-type="string">
            <text:p>CERA-26</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7]+([.G27]*10%)" office:value-type="float" office:value="231000" calcext:value-type="float">
            <text:p>231,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Multicoloured</text:p>
            <text:p>Tile Surface:                   Floor, Wall</text:p>
            <text:p>Tile Size:                         60cm x 40cm Rectangular</text:p>
            <text:p>Tile Depth (cm):            1.2</text:p>
            <text:p>Weight (kg):                   7.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099_piscola_multicolour_slate_tile_3.jpg" xlink:type="simple">https://thumbor-gc.tomandco.uk/unsafe/513x616/filters:upscale():fill(white)/https://www.toppstiles.co.uk/static/media/catalog/product/6/3/637099_piscola_multicolour_slate_tile_3.jpg</text:a></text:p>
          </table:table-cell>
          <table:table-cell table:style-name="ce21" office:value-type="string" calcext:value-type="string">
            <text:p><text:a xlink:href="https://thumbor-gc.tomandco.uk/unsafe/513x616/filters:upscale():fill(white)/https://www.toppstiles.co.uk/static/media/catalog/product/6/3/637099_piscola_multicolour_slate_tile_1.jpg" xlink:type="simple">https://thumbor-gc.tomandco.uk/unsafe/513x616/filters:upscale():fill(white)/https://www.toppstiles.co.uk/static/media/catalog/product/6/3/637099_piscola_multicolour_slate_tile_1.jpg</text:a></text:p>
          </table:table-cell>
          <table:table-cell table:number-columns-repeated="1008"/>
        </table:table-row>
        <table:table-row table:style-name="ro1">
          <table:table-cell table:style-name="ce1" office:value-type="float" office:value="27" calcext:value-type="float">
            <text:p>27</text:p>
          </table:table-cell>
          <table:table-cell table:style-name="ce3" table:formula="of:=[.O28] &amp;&quot;,&quot; &amp; [.P28]" office:value-type="string" office:string-value="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 calcext:value-type="string">
            <text:p>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text:p>
          </table:table-cell>
          <table:table-cell table:style-name="ce4" office:value-type="string" calcext:value-type="string">
            <text:p>Grey Modular Slate Tile</text:p>
          </table:table-cell>
          <table:table-cell table:style-name="ce1" office:value-type="string" calcext:value-type="string">
            <text:p>CERA-27</text:p>
          </table:table-cell>
          <table:table-cell table:style-name="ce5" office:value-type="string" calcext:value-type="string">
            <text:p>Mosaic</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8]+([.G28]*10%)" office:value-type="float" office:value="231000" calcext:value-type="float">
            <text:p>231,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Multicoloured</text:p>
            <text:p>Tile Surface:                   Floor, Wall</text:p>
            <text:p>Tile Size:                         60cm x 40cm Rectangular</text:p>
            <text:p>Tile Depth (cm):            1.2</text:p>
            <text:p>Weight (kg):                   23</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769x923/filters:upscale():fill(white)/https://www.toppstiles.co.uk/static/media/catalog/product/6/3/637104_piscola_grey_modular_slate_tile_1.jpg" xlink:type="simple">https://thumbor-gc.tomandco.uk/unsafe/769x923/filters:upscale():fill(white)/https://www.toppstiles.co.uk/static/media/catalog/product/6/3/637104_piscola_grey_modular_slate_tile_1.jpg</text:a></text:p>
          </table:table-cell>
          <table:table-cell table:style-name="ce21" office:value-type="string" calcext:value-type="string">
            <text:p><text:a xlink:href="https://thumbor-gc.tomandco.uk/unsafe/769x923/filters:upscale():fill(white)/https://www.toppstiles.co.uk/static/media/catalog/product/p/i/piscola-multicoloured-modular-slate_v1.jpg" xlink:type="simple">https://thumbor-gc.tomandco.uk/unsafe/769x923/filters:upscale():fill(white)/https://www.toppstiles.co.uk/static/media/catalog/product/p/i/piscola-multicoloured-modular-slate_v1.jpg</text:a></text:p>
          </table:table-cell>
          <table:table-cell table:number-columns-repeated="1008"/>
        </table:table-row>
        <table:table-row table:style-name="ro1">
          <table:table-cell table:style-name="ce1" office:value-type="float" office:value="28" calcext:value-type="float">
            <text:p>28</text:p>
          </table:table-cell>
          <table:table-cell table:style-name="ce3" table:formula="of:=[.O29] &amp;&quot;,&quot; &amp; [.P29]" office:value-type="string" office:string-value="https://thumbor-gc.tomandco.uk/unsafe/513x616/filters:upscale():fill(white)/https://www.toppstiles.co.uk/static/media/catalog/product/6/9/690126.jpg,https://thumbor-gc.tomandco.uk/unsafe/513x616/filters:upscale():fill(white)/https://www.toppstiles.co.uk/static/media/catalog/product/6/9/690126-r1.jpg" calcext:value-type="string">
            <text:p>https://thumbor-gc.tomandco.uk/unsafe/513x616/filters:upscale():fill(white)/https://www.toppstiles.co.uk/static/media/catalog/product/6/9/690126.jpg,https://thumbor-gc.tomandco.uk/unsafe/513x616/filters:upscale():fill(white)/https://www.toppstiles.co.uk/static/media/catalog/product/6/9/690126-r1.jpg</text:p>
          </table:table-cell>
          <table:table-cell table:style-name="ce4" office:value-type="string" calcext:value-type="string">
            <text:p>Darlington Black/White Tile</text:p>
          </table:table-cell>
          <table:table-cell table:style-name="ce1" office:value-type="string" calcext:value-type="string">
            <text:p>CERA-28</text:p>
          </table:table-cell>
          <table:table-cell table:style-name="ce5" office:value-type="string" calcext:value-type="string">
            <text:p>Mosaic</text:p>
          </table:table-cell>
          <table:table-cell table:style-name="ce10" office:value-type="string" calcext:value-type="string">
            <text:p>Victorian Flooring</text:p>
          </table:table-cell>
          <table:table-cell table:style-name="ce13" office:value-type="float" office:value="175000" calcext:value-type="float">
            <text:p>175,000</text:p>
          </table:table-cell>
          <table:table-cell table:style-name="ce12" table:formula="of:=[.G29]+([.G29]*10%)" office:value-type="float" office:value="192500" calcext:value-type="float">
            <text:p>192,5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6" office:value-type="string" calcext:value-type="string">
            <text:p>Product Colour:                   Patterned</text:p>
            <text:p>Tile Surface:                         Floor</text:p>
            <text:p>Tile Size:                               38cm x 38cm Mosaic</text:p>
            <text:p>Tile Depth (cm):                   0.83</text:p>
            <text:p>Weight (kg):                          2.6</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9/690126.jpg" xlink:type="simple">https://thumbor-gc.tomandco.uk/unsafe/513x616/filters:upscale():fill(white)/https://www.toppstiles.co.uk/static/media/catalog/product/6/9/690126.jpg</text:a></text:p>
          </table:table-cell>
          <table:table-cell table:style-name="ce21" office:value-type="string" calcext:value-type="string">
            <text:p><text:a xlink:href="https://thumbor-gc.tomandco.uk/unsafe/513x616/filters:upscale():fill(white)/https://www.toppstiles.co.uk/static/media/catalog/product/6/9/690126-r1.jpg" xlink:type="simple">https://thumbor-gc.tomandco.uk/unsafe/513x616/filters:upscale():fill(white)/https://www.toppstiles.co.uk/static/media/catalog/product/6/9/690126-r1.jpg</text:a></text:p>
          </table:table-cell>
          <table:table-cell table:number-columns-repeated="1008"/>
        </table:table-row>
        <table:table-row table:style-name="ro9">
          <table:table-cell table:style-name="ce1" office:value-type="float" office:value="29" calcext:value-type="float">
            <text:p>29</text:p>
          </table:table-cell>
          <table:table-cell table:style-name="ce3" table:formula="of:=[.O30] &amp;&quot;,&quot; &amp; [.P30]" office:value-type="string" office:string-value="https://thumbor-gc.tomandco.uk/unsafe/513x616/filters:upscale():fill(white)/https://www.toppstiles.co.uk/static/media/catalog/product/6/9/690127.jpg,https://thumbor-gc.tomandco.uk/unsafe/513x616/filters:upscale():fill(white)/https://www.toppstiles.co.uk/static/media/catalog/product/6/9/690127_2.jpg" calcext:value-type="string">
            <text:p>https://thumbor-gc.tomandco.uk/unsafe/513x616/filters:upscale():fill(white)/https://www.toppstiles.co.uk/static/media/catalog/product/6/9/690127.jpg,https://thumbor-gc.tomandco.uk/unsafe/513x616/filters:upscale():fill(white)/https://www.toppstiles.co.uk/static/media/catalog/product/6/9/690127_2.jpg</text:p>
          </table:table-cell>
          <table:table-cell table:style-name="ce4" office:value-type="string" calcext:value-type="string">
            <text:p>Darlington Blue Tile</text:p>
          </table:table-cell>
          <table:table-cell table:style-name="ce1" office:value-type="string" calcext:value-type="string">
            <text:p>CERA-29</text:p>
          </table:table-cell>
          <table:table-cell table:style-name="ce5" office:value-type="string" calcext:value-type="string">
            <text:p>Mosaic</text:p>
          </table:table-cell>
          <table:table-cell table:style-name="ce10" office:value-type="string" calcext:value-type="string">
            <text:p>Victorian Flooring</text:p>
          </table:table-cell>
          <table:table-cell table:style-name="ce13" office:value-type="float" office:value="175000" calcext:value-type="float">
            <text:p>175,000</text:p>
          </table:table-cell>
          <table:table-cell table:style-name="ce12" table:formula="of:=[.G30]+([.G30]*10%)" office:value-type="float" office:value="192500" calcext:value-type="float">
            <text:p>192,5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6" office:value-type="string" calcext:value-type="string">
            <text:p>Product Colour:                   Patterned</text:p>
            <text:p>Tile Surface:                         Floor</text:p>
            <text:p>Tile Size:                               38cm x 38cm Mosaic</text:p>
            <text:p>Tile Depth (cm):                   0.83</text:p>
            <text:p>Weight (kg):                          2.6</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9/690127.jpg" xlink:type="simple">https://thumbor-gc.tomandco.uk/unsafe/513x616/filters:upscale():fill(white)/https://www.toppstiles.co.uk/static/media/catalog/product/6/9/690127.jpg</text:a></text:p>
          </table:table-cell>
          <table:table-cell table:style-name="ce21" office:value-type="string" calcext:value-type="string">
            <text:p><text:a xlink:href="https://thumbor-gc.tomandco.uk/unsafe/513x616/filters:upscale():fill(white)/https://www.toppstiles.co.uk/static/media/catalog/product/6/9/690127_2.jpg" xlink:type="simple">https://thumbor-gc.tomandco.uk/unsafe/513x616/filters:upscale():fill(white)/https://www.toppstiles.co.uk/static/media/catalog/product/6/9/690127_2.jpg</text:a></text:p>
          </table:table-cell>
          <table:table-cell table:number-columns-repeated="1008"/>
        </table:table-row>
        <table:table-row table:style-name="ro1">
          <table:table-cell table:style-name="ce1" office:value-type="float" office:value="30" calcext:value-type="float">
            <text:p>30</text:p>
          </table:table-cell>
          <table:table-cell table:style-name="ce3" table:formula="of:=[.O31] &amp;&quot;,&quot; &amp; [.P31]"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4" office:value-type="string" calcext:value-type="string">
            <text:p>Cubis Vanilla Grey Polished Mosaic Tile</text:p>
          </table:table-cell>
          <table:table-cell table:style-name="ce1" office:value-type="string" calcext:value-type="string">
            <text:p>CERA-30</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31]+([.G31]*10%)" office:value-type="float" office:value="176000" calcext:value-type="float">
            <text:p>176,000</text:p>
          </table:table-cell>
          <table:table-cell table:style-name="ce1" office:value-type="float" office:value="900" calcext:value-type="float">
            <text:p>900</text:p>
          </table:table-cell>
          <table:table-cell table:style-name="ce1" office:value-type="float" office:value="0" calcext:value-type="float">
            <text:p>0</text:p>
          </table:table-cell>
          <table:table-cell table:style-name="ce16"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6" office:value-type="string" calcext:value-type="string">
            <text:p>Product Colour:          Cream</text:p>
            <text:p>Tile Surface:                Floor, Wall</text:p>
            <text:p>Tile Size:                      34cm x 29.4cm Rectangular</text:p>
            <text:p>Tile Depth (cm):          0.94</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1"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1">
          <table:table-cell table:style-name="ce1" office:value-type="float" office:value="31" calcext:value-type="float">
            <text:p>31</text:p>
          </table:table-cell>
          <table:table-cell table:style-name="ce3" table:formula="of:=[.O32] &amp;&quot;,&quot; &amp; [.P32]" office:value-type="string" office:string-value="https://thumbor-gc.tomandco.uk/unsafe/513x616/filters:upscale():fill(white)/https://www.toppstiles.co.uk/static/media/catalog/product/7/0/708636_1.jpg,https://thumbor-gc.tomandco.uk/unsafe/513x616/filters:upscale():fill(white)/https://www.toppstiles.co.uk/static/media/catalog/product/c/a/811627_regal-vanilla-polished-tile_bathroom_wall_2.jpg" calcext:value-type="string">
            <text:p>https://thumbor-gc.tomandco.uk/unsafe/513x616/filters:upscale():fill(white)/https://www.toppstiles.co.uk/static/media/catalog/product/7/0/708636_1.jpg,https://thumbor-gc.tomandco.uk/unsafe/513x616/filters:upscale():fill(white)/https://www.toppstiles.co.uk/static/media/catalog/product/c/a/811627_regal-vanilla-polished-tile_bathroom_wall_2.jpg</text:p>
          </table:table-cell>
          <table:table-cell table:style-name="ce4" office:value-type="string" calcext:value-type="string">
            <text:p>Vanilla Polished Tile</text:p>
          </table:table-cell>
          <table:table-cell table:style-name="ce1" office:value-type="string" calcext:value-type="string">
            <text:p>CERA-31</text:p>
          </table:table-cell>
          <table:table-cell table:style-name="ce5" office:value-type="string" calcext:value-type="string">
            <text:p>Granite</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32]+([.G32]*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 Regal® range includes a varied palette of subtle neutral designs as well as a variety of textural effects, alongside coordinating trims, thresholds and grouts, for a coordinated look. Use them on both your floors walls and floors, to create a striking design scheme. This rectangular cream coloured tile is made of elegant porcelain with a matt finish. These tiles do not require any sealing.</text:p>
          </table:table-cell>
          <table:table-cell table:style-name="ce16" office:value-type="string" calcext:value-type="string">
            <text:p>Product Colour:          Cream</text:p>
            <text:p>Tile Surface:                Floor, Wall</text:p>
            <text:p>Tile Size:                      60cm x 29.7cm Rectangular</text:p>
            <text:p>Tile Depth (cm):          0.95</text:p>
            <text:p>Weight (kg):                 3.5</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8636_1.jpg" xlink:type="simple">https://thumbor-gc.tomandco.uk/unsafe/513x616/filters:upscale():fill(white)/https://www.toppstiles.co.uk/static/media/catalog/product/7/0/708636_1.jpg</text:a></text:p>
          </table:table-cell>
          <table:table-cell table:style-name="ce21" office:value-type="string" calcext:value-type="string">
            <text:p><text:a xlink:href="https://thumbor-gc.tomandco.uk/unsafe/513x616/filters:upscale():fill(white)/https://www.toppstiles.co.uk/static/media/catalog/product/c/a/811627_regal-vanilla-polished-tile_bathroom_wall_2.jpg" xlink:type="simple">https://thumbor-gc.tomandco.uk/unsafe/513x616/filters:upscale():fill(white)/https://www.toppstiles.co.uk/static/media/catalog/product/c/a/811627_regal-vanilla-polished-tile_bathroom_wall_2.jpg</text:a></text:p>
          </table:table-cell>
          <table:table-cell table:number-columns-repeated="1008"/>
        </table:table-row>
        <table:table-row table:style-name="ro1">
          <table:table-cell table:style-name="ce1" office:value-type="float" office:value="32" calcext:value-type="float">
            <text:p>32</text:p>
          </table:table-cell>
          <table:table-cell table:style-name="ce3" table:formula="of:=[.O33] &amp;&quot;,&quot; &amp; [.P33]" office:value-type="string" office:string-value="https://thumbor-gc.tomandco.uk/unsafe/513x616/filters:upscale():fill(white)/https://www.toppstiles.co.uk/static/media/catalog/product/g/r/grande-marble-premiere-white-square.jpg,https://thumbor-gc.tomandco.uk/unsafe/513x616/filters:upscale():fill(white)/https://www.toppstiles.co.uk/static/media/catalog/product/p/r/premier-white_2.jpg" calcext:value-type="string">
            <text:p>https://thumbor-gc.tomandco.uk/unsafe/513x616/filters:upscale():fill(white)/https://www.toppstiles.co.uk/static/media/catalog/product/g/r/grande-marble-premiere-white-square.jpg,https://thumbor-gc.tomandco.uk/unsafe/513x616/filters:upscale():fill(white)/https://www.toppstiles.co.uk/static/media/catalog/product/p/r/premier-white_2.jpg</text:p>
          </table:table-cell>
          <table:table-cell table:style-name="ce4" office:value-type="string" calcext:value-type="string">
            <text:p>Grande Marble Effect Premiere White Porcelain Panel</text:p>
          </table:table-cell>
          <table:table-cell table:style-name="ce1" office:value-type="string" calcext:value-type="string">
            <text:p>CERA-32</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50000" calcext:value-type="float">
            <text:p>350,000</text:p>
          </table:table-cell>
          <table:table-cell table:style-name="ce12" table:formula="of:=[.G33]+([.G33]*10%)" office:value-type="float" office:value="385000" calcext:value-type="float">
            <text:p>38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6" office:value-type="string" calcext:value-type="string">
            <text:p>Product Colour:          White</text:p>
            <text:p>Tile Surface:                Floor, Wall</text:p>
            <text:p>Tile Size:                      100cm x 100cm Panel</text:p>
            <text:p>Tile Depth (cm):          0.6</text:p>
            <text:p>Weight (kg):                 20.18</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g/r/grande-marble-premiere-white-square.jpg" xlink:type="simple">https://thumbor-gc.tomandco.uk/unsafe/513x616/filters:upscale():fill(white)/https://www.toppstiles.co.uk/static/media/catalog/product/g/r/grande-marble-premiere-white-square.jpg</text:a></text:p>
          </table:table-cell>
          <table:table-cell table:style-name="ce21" office:value-type="string" calcext:value-type="string">
            <text:p><text:a xlink:href="https://thumbor-gc.tomandco.uk/unsafe/513x616/filters:upscale():fill(white)/https://www.toppstiles.co.uk/static/media/catalog/product/p/r/premier-white_2.jpg" xlink:type="simple">https://thumbor-gc.tomandco.uk/unsafe/513x616/filters:upscale():fill(white)/https://www.toppstiles.co.uk/static/media/catalog/product/p/r/premier-white_2.jpg</text:a></text:p>
          </table:table-cell>
          <table:table-cell table:number-columns-repeated="1008"/>
        </table:table-row>
        <table:table-row table:style-name="ro1">
          <table:table-cell table:style-name="ce1" office:value-type="float" office:value="33" calcext:value-type="float">
            <text:p>33</text:p>
          </table:table-cell>
          <table:table-cell table:style-name="ce3" table:formula="of:=[.O34] &amp;&quot;,&quot; &amp; [.P34]" office:value-type="string" office:string-value="https://thumbor-gc.tomandco.uk/unsafe/513x616/filters:upscale():fill(white)/https://www.toppstiles.co.uk/static/media/catalog/product/7/1/717077.jpg," calcext:value-type="string">
            <text:p>https://thumbor-gc.tomandco.uk/unsafe/513x616/filters:upscale():fill(white)/https://www.toppstiles.co.uk/static/media/catalog/product/7/1/717077.jpg,</text:p>
          </table:table-cell>
          <table:table-cell table:style-name="ce4" office:value-type="string" calcext:value-type="string">
            <text:p>Grande Stone Effect Lucca Grey Porcelain Panel</text:p>
          </table:table-cell>
          <table:table-cell table:style-name="ce1" office:value-type="string" calcext:value-type="string">
            <text:p>CERA-33</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50000" calcext:value-type="float">
            <text:p>350,000</text:p>
          </table:table-cell>
          <table:table-cell table:style-name="ce12" table:formula="of:=[.G34]+([.G34]*10%)" office:value-type="float" office:value="385000" calcext:value-type="float">
            <text:p>38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6" office:value-type="string" calcext:value-type="string">
            <text:p>Product Colour:          Grey</text:p>
            <text:p>Tile Surface:                Floor, Wall</text:p>
            <text:p>Tile Size:                      100cm x 100cm Panel</text:p>
            <text:p>Tile Depth (cm):          0.6</text:p>
            <text:p>Weight (kg):                 13.8</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7077.jpg" xlink:type="simple">https://thumbor-gc.tomandco.uk/unsafe/513x616/filters:upscale():fill(white)/https://www.toppstiles.co.uk/static/media/catalog/product/7/1/717077.jpg</text:a></text:p>
          </table:table-cell>
          <table:table-cell table:style-name="ce1"/>
          <table:table-cell table:number-columns-repeated="1008"/>
        </table:table-row>
        <table:table-row table:style-name="ro1">
          <table:table-cell table:style-name="ce1" office:value-type="float" office:value="34" calcext:value-type="float">
            <text:p>34</text:p>
          </table:table-cell>
          <table:table-cell table:style-name="ce3" table:formula="of:=[.O35] &amp;&quot;,&quot; &amp; [.P35]" office:value-type="string" office:string-value="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 calcext:value-type="string">
            <text:p>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text:p>
          </table:table-cell>
          <table:table-cell table:style-name="ce1" office:value-type="string" calcext:value-type="string">
            <text:p>Graphite Tile</text:p>
          </table:table-cell>
          <table:table-cell table:style-name="ce1" office:value-type="string" calcext:value-type="string">
            <text:p>CERA-34</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00000" calcext:value-type="float">
            <text:p>300,000</text:p>
          </table:table-cell>
          <table:table-cell table:style-name="ce12" table:formula="of:=[.G35]+([.G35]*10%)" office:value-type="float" office:value="330000" calcext:value-type="float">
            <text:p>330,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is dark tile is inspired by the state park of the same name in Colorado. Renowned for its rushing waterfalls and stately rock formations, the park also features outcrops of riven slate, moulded and weathered by water. The surface of the Staunton™ tile is reminiscent of the way water flows over rock, while the variations in the pattern are designed to reproduce the appearance of natural stone. Use these rectangular tiles to create a rustic aesthetic, or mix them with metallic hints and geometric mosaics for a luxe modern look.</text:p>
          </table:table-cell>
          <table:table-cell table:style-name="ce16" office:value-type="string" calcext:value-type="string">
            <text:p>Product Colour:          Black</text:p>
            <text:p>Tile Surface:                Floor, Wall</text:p>
            <text:p>Tile Size:                      60.5cm x 30.5cm Rectangular</text:p>
            <text:p>Tile Depth (cm):          0.95</text:p>
            <text:p>Weight (kg):                 3.63</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932_staunton-graphite-tile_2.jpg" xlink:type="simple">https://thumbor-gc.tomandco.uk/unsafe/513x616/filters:upscale():fill(white)/https://www.toppstiles.co.uk/static/media/catalog/product/c/a/634932_staunton-graphite-tile_2.jpg</text:a></text:p>
          </table:table-cell>
          <table:table-cell table:style-name="ce21" office:value-type="string" calcext:value-type="string">
            <text:p><text:a xlink:href="https://thumbor-gc.tomandco.uk/unsafe/513x616/filters:upscale():fill(white)/https://www.toppstiles.co.uk/static/media/catalog/product/c/a/634932_staunton-graphite-tile_bathroom_wall_1.jpg" xlink:type="simple">https://thumbor-gc.tomandco.uk/unsafe/513x616/filters:upscale():fill(white)/https://www.toppstiles.co.uk/static/media/catalog/product/c/a/634932_staunton-graphite-tile_bathroom_wall_1.jpg</text:a></text:p>
          </table:table-cell>
          <table:table-cell table:number-columns-repeated="1008"/>
        </table:table-row>
        <table:table-row table:style-name="ro1">
          <table:table-cell table:style-name="ce1" office:value-type="float" office:value="35" calcext:value-type="float">
            <text:p>35</text:p>
          </table:table-cell>
          <table:table-cell table:style-name="ce3" table:formula="of:=[.O36] &amp;&quot;,&quot; &amp; [.P36]" office:value-type="string" office:string-value="https://thumbor-gc.tomandco.uk/unsafe/513x616/filters:upscale():fill(white)/https://www.toppstiles.co.uk/static/media/catalog/product/c/a/634931_staunton-putty-tile_3.jpg,https://thumbor-gc.tomandco.uk/unsafe/1154x577/filters:upscale():fill(white)/https://www.toppstiles.co.uk/static/uploads/2019/05/BTC_Staunton.jpg" calcext:value-type="string">
            <text:p>https://thumbor-gc.tomandco.uk/unsafe/513x616/filters:upscale():fill(white)/https://www.toppstiles.co.uk/static/media/catalog/product/c/a/634931_staunton-putty-tile_3.jpg,https://thumbor-gc.tomandco.uk/unsafe/1154x577/filters:upscale():fill(white)/https://www.toppstiles.co.uk/static/uploads/2019/05/BTC_Staunton.jpg</text:p>
          </table:table-cell>
          <table:table-cell table:style-name="ce1" office:value-type="string" calcext:value-type="string">
            <text:p>Putty Tile</text:p>
          </table:table-cell>
          <table:table-cell table:style-name="ce1" office:value-type="string" calcext:value-type="string">
            <text:p>CERA-35</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00000" calcext:value-type="float">
            <text:p>300,000</text:p>
          </table:table-cell>
          <table:table-cell table:style-name="ce12" table:formula="of:=[.G36]+([.G36]*10%)" office:value-type="float" office:value="330000" calcext:value-type="float">
            <text:p>330,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 office:value-type="string" calcext:value-type="string">
            <text:p>Known for its spectacular rock and waterfall displays, Colorado's Staunton state park has inspired the Staunton™ putty tile. This matt beige design resembles riven slate that's been shaped and weathered by the park's rivers. Thanks to its distinct pattern, this tile gives the illusion of movement. Its authentic stone effect is enhanced by the significant variation in the porcelain design. Use the Staunton™ range for a rustic interior and exterior feel, or mix with metallic and mosaic styles for a more modern look.</text:p>
          </table:table-cell>
          <table:table-cell table:style-name="ce16" office:value-type="string" calcext:value-type="string">
            <text:p>Product Colour:          Beige</text:p>
            <text:p>Tile Surface:                Floor, Wall</text:p>
            <text:p>Tile Size:                      60.5cm x 30.5cm Rectangular</text:p>
            <text:p>Tile Depth (cm):          0.95</text:p>
            <text:p>Weight (kg):                 3.5</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931_staunton-putty-tile_3.jpg" xlink:type="simple">https://thumbor-gc.tomandco.uk/unsafe/513x616/filters:upscale():fill(white)/https://www.toppstiles.co.uk/static/media/catalog/product/c/a/634931_staunton-putty-tile_3.jpg</text:a></text:p>
          </table:table-cell>
          <table:table-cell table:style-name="ce21" office:value-type="string" calcext:value-type="string">
            <text:p><text:a xlink:href="https://thumbor-gc.tomandco.uk/unsafe/1154x577/filters:upscale():fill(white)/https://www.toppstiles.co.uk/static/uploads/2019/05/BTC_Staunton.jpg" xlink:type="simple">https://thumbor-gc.tomandco.uk/unsafe/1154x577/filters:upscale():fill(white)/https://www.toppstiles.co.uk/static/uploads/2019/05/BTC_Staunton.jpg</text:a></text:p>
          </table:table-cell>
          <table:table-cell table:number-columns-repeated="1008"/>
        </table:table-row>
        <table:table-row table:style-name="ro1">
          <table:table-cell table:style-name="ce2"/>
          <table:table-cell table:style-name="ce1" table:formula="of:=[.O37] &amp;&quot;,&quot; &amp; [.P37]" office:value-type="string" office:string-value="," calcext:value-type="string">
            <text:p>,</text:p>
          </table:table-cell>
          <table:table-cell table:style-name="ce2" table:number-columns-repeated="3"/>
          <table:table-cell table:style-name="ce11"/>
          <table:table-cell table:style-name="ce14" table:number-columns-repeated="2"/>
          <table:table-cell table:style-name="ce2" table:number-columns-repeated="2"/>
          <table:table-cell table:style-name="ce1" table:number-columns-repeated="4"/>
          <table:table-cell table:style-name="ce2" table:number-columns-repeated="2"/>
          <table:table-cell table:number-columns-repeated="1008"/>
        </table:table-row>
        <table:table-row table:style-name="ro1" table:number-rows-repeated="965">
          <table:table-cell table:number-columns-repeated="5"/>
          <table:table-cell table:style-name="ce11"/>
          <table:table-cell table:style-name="ce15" table:number-columns-repeated="2"/>
          <table:table-cell table:number-columns-repeated="2"/>
          <table:table-cell table:style-name="ce11" table:number-columns-repeated="4"/>
          <table:table-cell table:number-columns-repeated="1010"/>
        </table:table-row>
        <table:table-row table:style-name="ro10" table:number-rows-repeated="1047573">
          <table:table-cell table:number-columns-repeated="1024"/>
        </table:table-row>
        <table:table-row table:style-name="ro10">
          <table:table-cell table:number-columns-repeated="1024"/>
        </table:table-row>
      </table:table>
      <table:table table:name="Category" table:style-name="ta2">
        <table:table-column table:style-name="co2" table:number-columns-repeated="2" table:default-cell-style-name="Default"/>
        <table:table-column table:style-name="co4" table:default-cell-style-name="Default"/>
        <table:table-column table:style-name="co2" table:number-columns-repeated="1021" table:default-cell-style-name="Default"/>
        <table:table-row table:style-name="ro1">
          <table:table-cell table:style-name="ce11" office:value-type="string" calcext:value-type="string">
            <text:p>ID</text:p>
          </table:table-cell>
          <table:table-cell table:style-name="ce11" office:value-type="string" calcext:value-type="string">
            <text:p>Tên</text:p>
          </table:table-cell>
          <table:table-cell table:style-name="ce11" office:value-type="string" calcext:value-type="string">
            <text:p>Mô tả</text:p>
          </table:table-cell>
          <table:table-cell table:style-name="ce11" office:value-type="string" calcext:value-type="string">
            <text:p>Vị trí</text:p>
          </table:table-cell>
          <table:table-cell table:style-name="ce11" office:value-type="string" calcext:value-type="string">
            <text:p>Đã hiển thị</text:p>
          </table:table-cell>
          <table:table-cell table:number-columns-repeated="1019"/>
        </table:table-row>
        <table:table-row table:style-name="ro1">
          <table:table-cell table:style-name="ce11" office:value-type="float" office:value="1" calcext:value-type="float">
            <text:p>1</text:p>
          </table:table-cell>
          <table:table-cell table:style-name="ce22" office:value-type="string" calcext:value-type="string">
            <text:p>Vinyl</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0" calcext:value-type="float">
            <text:p>0</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2" calcext:value-type="float">
            <text:p>2</text:p>
          </table:table-cell>
          <table:table-cell table:style-name="ce5" office:value-type="string" calcext:value-type="string">
            <text:p>Ceramic</text:p>
          </table:table-cell>
          <table:table-cell table:style-name="ce11" office:value-type="string" calcext:value-type="string">
            <text:p>Items and accessories for your desk, kitchen or living room. Make your house a home with our eye-catching designs. </text:p>
          </table:table-cell>
          <table:table-cell table:number-columns-repeated="2" table:style-name="ce11" office:value-type="float" office:value="1" calcext:value-type="float">
            <text:p>1</text:p>
          </table:table-cell>
          <table:table-cell table:number-columns-repeated="1019"/>
        </table:table-row>
        <table:table-row table:style-name="ro1">
          <table:table-cell table:style-name="ce11" office:value-type="float" office:value="3" calcext:value-type="float">
            <text:p>3</text:p>
          </table:table-cell>
          <table:table-cell table:style-name="ce5" office:value-type="string" calcext:value-type="string">
            <text:p>Porcelain</text:p>
          </table:table-cell>
          <table:table-cell table:style-name="ce11" office:value-type="string" calcext:value-type="string">
            <text:p>Framed poster and vector images, all you need to give personality to your walls or bring your creative projects to life.</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4" calcext:value-type="float">
            <text:p>4</text:p>
          </table:table-cell>
          <table:table-cell table:style-name="ce5" office:value-type="string" calcext:value-type="string">
            <text:p>Mosaic</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5" calcext:value-type="float">
            <text:p>5</text:p>
          </table:table-cell>
          <table:table-cell table:style-name="ce5" office:value-type="string" calcext:value-type="string">
            <text:p>Glass</text:p>
          </table:table-cell>
          <table:table-cell table:style-name="ce11" office:value-type="string" calcext:value-type="string">
            <text:p>Items and accessories for your desk, kitchen or living room. Make your house a home with our eye-catching designs. </text:p>
          </table:table-cell>
          <table:table-cell table:style-name="ce11" office:value-type="float" office:value="4" calcext:value-type="float">
            <text:p>4</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6" calcext:value-type="float">
            <text:p>6</text:p>
          </table:table-cell>
          <table:table-cell table:style-name="ce5" office:value-type="string" calcext:value-type="string">
            <text:p>Granite</text:p>
          </table:table-cell>
          <table:table-cell table:style-name="ce11" office:value-type="string" calcext:value-type="string">
            <text:p>Framed poster and vector images, all you need to give personality to your walls or bring your creative projects to life.</text:p>
          </table:table-cell>
          <table:table-cell table:style-name="ce11" office:value-type="float" office:value="5" calcext:value-type="float">
            <text:p>5</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7" calcext:value-type="float">
            <text:p>7</text:p>
          </table:table-cell>
          <table:table-cell table:style-name="ce5" office:value-type="string" calcext:value-type="string">
            <text:p>Slate</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6" calcext:value-type="float">
            <text:p>6</text:p>
          </table:table-cell>
          <table:table-cell table:style-name="ce11" office:value-type="float" office:value="1" calcext:value-type="float">
            <text:p>1</text:p>
          </table:table-cell>
          <table:table-cell table:number-columns-repeated="1019"/>
        </table:table-row>
        <table:table-row table:style-name="ro10" table:number-rows-repeated="1048567">
          <table:table-cell table:number-columns-repeated="1024"/>
        </table:table-row>
        <table:table-row table:style-name="ro10">
          <table:table-cell table:number-columns-repeated="1024"/>
        </table:table-row>
      </table:table>
      <table:table table:name="supplier" table:style-name="ta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20" table:default-cell-style-name="Default"/>
        <table:table-row table:style-name="ro1">
          <table:table-cell table:style-name="ce23" office:value-type="string" calcext:value-type="string">
            <text:p>Name *</text:p>
          </table:table-cell>
          <table:table-cell table:style-name="ce25" office:value-type="string" calcext:value-type="string">
            <text:p>Description</text:p>
          </table:table-cell>
          <table:table-cell table:style-name="ce23" office:value-type="string" calcext:value-type="string">
            <text:p>Short description</text:p>
          </table:table-cell>
          <table:table-cell table:style-name="ce23" office:value-type="string" calcext:value-type="string">
            <text:p>Meta title</text:p>
          </table:table-cell>
          <table:table-cell table:style-name="ce23" office:value-type="string" calcext:value-type="string">
            <text:p>Meta keywords</text:p>
          </table:table-cell>
          <table:table-cell table:style-name="ce23" office:value-type="string" calcext:value-type="string">
            <text:p>Meta description</text:p>
          </table:table-cell>
          <table:table-cell table:style-name="ce23" office:value-type="string" calcext:value-type="string">
            <text:p>Image URL</text:p>
          </table:table-cell>
          <table:table-cell table:number-columns-repeated="1017"/>
        </table:table-row>
        <table:table-row table:style-name="ro1">
          <table:table-cell table:style-name="ce24" office:value-type="string" calcext:value-type="string">
            <text:p>AHC</text:p>
          </table:table-cell>
          <table:table-cell table:style-name="ce24" office:value-type="string" calcext:value-type="string">
            <text:p>AHC started in 1999 in Seoul, South Korea as a professional skincare line catering to private aesthetics spas and dermatological clinics. These spas and clinics are known to provide best-in-class advanced skincare treatments and are sought after by highly discerning clientele</text:p>
          </table:table-cell>
          <table:table-cell table:style-name="ce24" office:value-type="string" calcext:value-type="string">
            <text:p>Korea</text:p>
          </table:table-cell>
          <table:table-cell table:style-name="ce24" table:formula="of:=IF(NOT(ISBLANK(r[0]c3));r[0]c3;&quot;&quot;)" office:value-type="string" office:string-value="" calcext:value-type="error">
            <text:p>Err:508</text:p>
          </table:table-cell>
          <table:table-cell table:style-name="ce24" table:formula="of:=IF(NOT(ISBLANK(r[0]c3));r[0]c3;&quot;&quot;)" office:value-type="string" office:string-value="" calcext:value-type="error">
            <text:p>Err:508</text:p>
          </table:table-cell>
          <table:table-cell table:style-name="ce24" table:formula="of:=IF(NOT(ISBLANK(r[0]c3));r[0]c3;&quot;&quot;)" office:value-type="string" office:string-value="" calcext:value-type="error">
            <text:p>Err:508</text:p>
          </table:table-cell>
          <table:table-cell table:style-name="ce24" table:formula="of:=IF(NOT(ISBLANK(r[0]c3));urlink(&quot;Brand&quot;;r[0]c-6);&quot;&quot;)" office:value-type="string" office:string-value="" calcext:value-type="error">
            <text:p>Err:507</text:p>
          </table:table-cell>
          <table:table-cell table:number-columns-repeated="1017"/>
        </table:table-row>
        <table:table-row table:style-name="ro1" table:number-rows-repeated="6">
          <table:table-cell table:style-name="ce24" table:number-columns-repeated="7"/>
          <table:table-cell table:number-columns-repeated="1017"/>
        </table:table-row>
        <table:table-row table:style-name="ro1">
          <table:table-cell table:style-name="ce24"/>
          <table:table-cell table:style-name="ce26"/>
          <table:table-cell table:style-name="ce24" table:number-columns-repeated="5"/>
          <table:table-cell table:number-columns-repeated="1017"/>
        </table:table-row>
        <table:table-row table:style-name="ro10" table:number-rows-repeated="1048566">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Category" style:display-name="PageStyle_Category" style:page-layout-name="Mpm3">
      <style:header style:display="false"/>
      <style:header-left style:display="false"/>
      <style:footer style:display="false"/>
      <style:footer-left style:display="false"/>
    </style:master-page>
    <style:master-page style:name="PageStyle_5f_supplier" style:display-name="PageStyle_suppli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29" meta:object-count="0"/>
    <meta:generator>LibreOfficeDev/6.0.5.2$Linux_X86_64 LibreOffice_project/</meta:generator>
  </office:meta>
</office:document-meta>
</file>